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fo:color="#252525"/>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fo:color="#252525"/>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fo:color="#252525"/>
    </style:style>
    <style:style style:name="T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252525"/>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fo:color="#252525"/>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fo:color="#252525"/>
    </style:style>
    <style:style style:name="T12" style:family="text">
      <style:text-properties fo:font-size="14.00pt" fo:font-weight="normal" fo:font-family="'Times New Roman'" style:font-family-asian="'Times New Roman'" style:font-family-complex="'Times New Roman'" fo:background-color="#ffffff" fo:color="#1d2228"/>
    </style:style>
    <style:style style:name="T13" style:family="text">
      <style:text-properties fo:font-size="12.00pt" fo:font-weight="normal" fo:font-family="'Times New Roman'" style:font-family-asian="'Times New Roman'" style:font-family-complex="'Times New Roman'" fo:background-color="transparent" fo:color="#252525"/>
    </style:style>
    <style:style style:name="T14" style:family="text">
      <style:text-properties fo:font-size="11.00pt" fo:font-weight="normal" fo:font-family="Calibri" style:font-family-asian="Calibri" style:font-family-complex="Calibri" fo:background-color="transparent" fo:color="#252525"/>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fo:color="#252525"/>
    </style:style>
    <style:style style:name="T17" style:family="text">
      <style:text-properties fo:font-size="12.00pt" fo:font-weight="normal" fo:font-family="'Times New Roman'" style:font-family-asian="'Times New Roman'" style:font-family-complex="'Times New Roman'" fo:background-color="transparent" fo:color="#252525" fo:font-style="italic"/>
    </style:style>
    <style:style style:name="T18" style:family="text">
      <style:text-properties fo:font-size="12.00pt" fo:font-weight="normal" fo:font-family="'Segoe UI'" style:font-family-asian="'Segoe UI'" style:font-family-complex="'Segoe UI'" fo:background-color="#ffffff"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fo:color="#252525"/>
    </style:style>
    <style:style style:name="T21" style:family="text">
      <style:text-properties fo:font-size="12.00pt" fo:font-weight="normal" fo:font-family="'Times New Roman'" style:font-family-asian="'Times New Roman'" style:font-family-complex="'Times New Roman'" fo:background-color="transparent" fo:color="#252525"/>
    </style:style>
    <style:style style:name="T22" style:family="text">
      <style:text-properties fo:font-size="12.00pt" fo:font-weight="normal" fo:font-family="'Times New Roman'" style:font-family-asian="'Times New Roman'" style:font-family-complex="'Times New Roman'" fo:background-color="transparent" fo:color="#252525"/>
    </style:style>
    <style:style style:name="T23" style:family="text">
      <style:text-properties fo:font-size="12.00pt" fo:font-weight="normal" fo:font-family="'Times New Roman'" style:font-family-asian="'Times New Roman'" style:font-family-complex="'Times New Roman'" fo:background-color="transparent" fo:color="#252525"/>
    </style:style>
    <style:style style:name="T24" style:family="text">
      <style:text-properties fo:font-size="12.00pt" fo:font-weight="normal" fo:font-family="'Times New Roman'" style:font-family-asian="'Times New Roman'" style:font-family-complex="'Times New Roman'" fo:background-color="transparent" fo:color="#252525"/>
    </style:style>
    <style:style style:name="T25" style:family="text">
      <style:text-properties fo:font-size="12.00pt" fo:font-weight="normal" fo:font-family="'Times New Roman'" style:font-family-asian="'Times New Roman'" style:font-family-complex="'Times New Roman'" fo:background-color="transparent" fo:color="#252525"/>
    </style:style>
    <style:style style:name="T26" style:family="text">
      <style:text-properties fo:font-size="12.00pt" fo:font-weight="normal" fo:font-family="'Times New Roman'" style:font-family-asian="'Times New Roman'" style:font-family-complex="'Times New Roman'" fo:background-color="transparent" fo:color="#252525"/>
    </style:style>
    <style:style style:name="T27" style:family="text">
      <style:text-properties fo:font-size="12.00pt" fo:font-weight="normal" fo:font-family="'Times New Roman'" style:font-family-asian="'Times New Roman'" style:font-family-complex="'Times New Roman'" fo:background-color="transparent" fo:color="#252525"/>
    </style:style>
    <style:style style:name="T28" style:family="text">
      <style:text-properties fo:font-size="12.00pt" fo:font-weight="normal" fo:font-family="'Times New Roman'" style:font-family-asian="'Times New Roman'" style:font-family-complex="'Times New Roman'" fo:background-color="transparent" fo:color="#252525" fo:font-style="italic"/>
    </style:style>
    <style:style style:name="T29" style:family="text">
      <style:text-properties fo:font-size="12.00pt" fo:font-weight="normal" fo:font-family="'Times New Roman'" style:font-family-asian="'Times New Roman'" style:font-family-complex="'Times New Roman'" fo:background-color="transparent" fo:color="#252525"/>
    </style:style>
    <style:style style:name="T30" style:family="text">
      <style:text-properties fo:font-size="12.00pt" fo:font-weight="normal" fo:font-family="'Times New Roman'" style:font-family-asian="'Times New Roman'" style:font-family-complex="'Times New Roman'" fo:background-color="transparent" fo:color="#252525" fo:font-style="italic"/>
    </style:style>
    <style:style style:name="T31" style:family="text">
      <style:text-properties fo:font-size="12.00pt" fo:font-weight="normal" fo:font-family="'Times New Roman'" style:font-family-asian="'Times New Roman'" style:font-family-complex="'Times New Roman'" fo:background-color="transparent" fo:color="#252525"/>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fo:color="#252525"/>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fo:color="#252525"/>
    </style:style>
    <style:style style:name="T36" style:family="text">
      <style:text-properties fo:font-size="12.00pt" fo:font-weight="normal" fo:font-family="'Times New Roman'" style:font-family-asian="'Times New Roman'" style:font-family-complex="'Times New Roman'" fo:background-color="transparent" fo:color="#252525" fo:font-style="italic"/>
    </style:style>
    <style:style style:name="T37" style:family="text">
      <style:text-properties fo:font-size="12.00pt" fo:font-weight="normal" fo:font-family="'Times New Roman'" style:font-family-asian="'Times New Roman'" style:font-family-complex="'Times New Roman'" fo:background-color="transparent" fo:color="#252525"/>
    </style:style>
    <style:style style:name="T38" style:family="text">
      <style:text-properties fo:font-size="12.00pt" fo:font-weight="normal" fo:font-family="'Times New Roman'" style:font-family-asian="'Times New Roman'" style:font-family-complex="'Times New Roman'" fo:background-color="transparent" fo:color="#252525" fo:font-style="italic"/>
    </style:style>
    <style:style style:name="T39" style:family="text">
      <style:text-properties fo:font-size="12.00pt" fo:font-weight="normal" fo:font-family="'Times New Roman'" style:font-family-asian="'Times New Roman'" style:font-family-complex="'Times New Roman'" fo:background-color="transparent" fo:color="#252525"/>
    </style:style>
    <style:style style:name="T40" style:family="text">
      <style:text-properties fo:font-size="12.00pt" fo:font-weight="normal" fo:font-family="'Times New Roman'" style:font-family-asian="'Times New Roman'" style:font-family-complex="'Times New Roman'" fo:background-color="transparent" fo:color="#252525" fo:font-style="italic"/>
    </style:style>
    <style:style style:name="T41" style:family="text">
      <style:text-properties fo:font-size="12.00pt" fo:font-weight="normal" fo:font-family="'Times New Roman'" style:font-family-asian="'Times New Roman'" style:font-family-complex="'Times New Roman'" fo:background-color="transparent" fo:color="#252525"/>
    </style:style>
    <style:style style:name="T42" style:family="text">
      <style:text-properties fo:font-size="12.00pt" fo:font-weight="normal" fo:font-family="'Times New Roman'" style:font-family-asian="'Times New Roman'" style:font-family-complex="'Times New Roman'" fo:background-color="transparent" fo:color="#252525" fo:font-style="italic"/>
    </style:style>
    <style:style style:name="T43" style:family="text">
      <style:text-properties fo:font-size="12.00pt" fo:font-weight="normal" fo:font-family="'Times New Roman'" style:font-family-asian="'Times New Roman'" style:font-family-complex="'Times New Roman'" fo:background-color="transparent" fo:color="#252525"/>
    </style:style>
    <style:style style:name="T44" style:family="text">
      <style:text-properties fo:font-size="12.00pt" fo:font-weight="normal" fo:font-family="'Times New Roman'" style:font-family-asian="'Times New Roman'" style:font-family-complex="'Times New Roman'" fo:background-color="transparent" fo:color="#252525"/>
    </style:style>
    <style:style style:name="T45" style:family="text">
      <style:text-properties fo:font-size="12.00pt" fo:font-weight="normal" fo:font-family="'Times New Roman'" style:font-family-asian="'Times New Roman'" style:font-family-complex="'Times New Roman'" fo:background-color="transparent" fo:color="#252525"/>
    </style:style>
    <style:style style:name="T46" style:family="text">
      <style:text-properties fo:font-size="12.00pt" fo:font-weight="normal" fo:font-family="'Times New Roman'" style:font-family-asian="'Times New Roman'" style:font-family-complex="'Times New Roman'" fo:background-color="transparent" fo:color="#252525"/>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fo:color="#252525"/>
    </style:style>
    <style:style style:name="T49" style:family="text">
      <style:text-properties fo:font-size="12.00pt" fo:font-weight="normal" fo:font-family="'Times New Roman'" style:font-family-asian="'Times New Roman'" style:font-family-complex="'Times New Roman'" fo:background-color="transparent" fo:color="#252525" fo:font-style="italic"/>
    </style:style>
    <style:style style:name="T50" style:family="text">
      <style:text-properties fo:font-size="12.00pt" fo:font-weight="normal" fo:font-family="'Times New Roman'" style:font-family-asian="'Times New Roman'" style:font-family-complex="'Times New Roman'" fo:background-color="transparent" fo:color="#252525"/>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fo:color="#252525"/>
    </style:style>
    <style:style style:name="T53" style:family="text">
      <style:text-properties fo:font-size="12.00pt" fo:font-weight="normal" fo:font-family="'Times New Roman'" style:font-family-asian="'Times New Roman'" style:font-family-complex="'Times New Roman'" fo:background-color="transparent" fo:color="#252525" fo:font-style="italic"/>
    </style:style>
    <style:style style:name="T54" style:family="text">
      <style:text-properties fo:font-size="12.00pt" fo:font-weight="normal" fo:font-family="'Times New Roman'" style:font-family-asian="'Times New Roman'" style:font-family-complex="'Times New Roman'" fo:background-color="transparent" fo:color="#252525"/>
    </style:style>
    <style:style style:name="T55" style:family="text">
      <style:text-properties fo:font-size="12.00pt" fo:font-weight="normal" fo:font-family="'Times New Roman'" style:font-family-asian="'Times New Roman'" style:font-family-complex="'Times New Roman'" fo:background-color="transparent" fo:color="#252525" fo:font-style="italic"/>
    </style:style>
    <style:style style:name="T56" style:family="text">
      <style:text-properties fo:font-size="12.00pt" fo:font-weight="normal" fo:font-family="'Times New Roman'" style:font-family-asian="'Times New Roman'" style:font-family-complex="'Times New Roman'" fo:background-color="transparent" fo:color="#252525"/>
    </style:style>
    <style:style style:name="T57" style:family="text">
      <style:text-properties fo:font-size="12.00pt" fo:font-weight="normal" fo:font-family="'Times New Roman'" style:font-family-asian="'Times New Roman'" style:font-family-complex="'Times New Roman'" fo:background-color="transparent" fo:color="#252525" fo:font-style="italic"/>
    </style:style>
    <style:style style:name="T58" style:family="text">
      <style:text-properties fo:font-size="12.00pt" fo:font-weight="normal" fo:font-family="'Times New Roman'" style:font-family-asian="'Times New Roman'" style:font-family-complex="'Times New Roman'" fo:background-color="transparent" fo:color="#252525"/>
    </style:style>
    <style:style style:name="T59" style:family="text">
      <style:text-properties fo:font-size="12.00pt" fo:font-weight="normal" fo:font-family="'Times New Roman'" style:font-family-asian="'Times New Roman'" style:font-family-complex="'Times New Roman'" fo:background-color="transparent" fo:color="#252525" fo:font-style="italic"/>
    </style:style>
    <style:style style:name="T60" style:family="text">
      <style:text-properties fo:font-size="12.00pt" fo:font-weight="normal" fo:font-family="'Times New Roman'" style:font-family-asian="'Times New Roman'" style:font-family-complex="'Times New Roman'" fo:background-color="transparent" fo:color="#252525"/>
    </style:style>
    <style:style style:name="T61" style:family="text">
      <style:text-properties fo:font-size="12.00pt" fo:font-weight="normal" fo:font-family="'Times New Roman'" style:font-family-asian="'Times New Roman'" style:font-family-complex="'Times New Roman'" fo:background-color="transparent" fo:color="#252525"/>
    </style:style>
    <style:style style:name="T62" style:family="text">
      <style:text-properties fo:font-size="12.00pt" fo:font-weight="normal" fo:font-family="'Times New Roman'" style:font-family-asian="'Times New Roman'" style:font-family-complex="'Times New Roman'" fo:background-color="transparent" fo:color="#252525"/>
    </style:style>
    <style:style style:name="T63" style:family="text">
      <style:text-properties fo:font-size="12.00pt" fo:font-weight="normal" fo:font-family="'Times New Roman'" style:font-family-asian="'Times New Roman'" style:font-family-complex="'Times New Roman'" fo:background-color="transparent" fo:color="#252525"/>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fo:color="#252525"/>
    </style:style>
    <style:style style:name="T66" style:family="text">
      <style:text-properties fo:font-size="12.00pt" fo:font-weight="normal" fo:font-family="'Times New Roman'" style:font-family-asian="'Times New Roman'" style:font-family-complex="'Times New Roman'" fo:background-color="transparent" fo:color="#252525" fo:font-style="italic"/>
    </style:style>
    <style:style style:name="T67" style:family="text">
      <style:text-properties fo:font-size="12.00pt" fo:font-weight="normal" fo:font-family="'Times New Roman'" style:font-family-asian="'Times New Roman'" style:font-family-complex="'Times New Roman'" fo:background-color="transparent" fo:color="#252525"/>
    </style:style>
    <style:style style:name="T68" style:family="text">
      <style:text-properties fo:font-size="12.00pt" fo:font-weight="normal" fo:font-family="'Times New Roman'" style:font-family-asian="'Times New Roman'" style:font-family-complex="'Times New Roman'" fo:background-color="transparent" fo:color="#252525" fo:font-style="italic"/>
    </style:style>
    <style:style style:name="T69" style:family="text">
      <style:text-properties fo:font-size="12.00pt" fo:font-weight="normal" fo:font-family="'Times New Roman'" style:font-family-asian="'Times New Roman'" style:font-family-complex="'Times New Roman'" fo:background-color="transparent" fo:color="#252525"/>
    </style:style>
    <style:style style:name="T70" style:family="text">
      <style:text-properties fo:font-size="12.00pt" fo:font-weight="normal" fo:font-family="'Times New Roman'" style:font-family-asian="'Times New Roman'" style:font-family-complex="'Times New Roman'" fo:background-color="transparent" fo:color="#252525"/>
    </style:style>
    <style:style style:name="T71" style:family="text">
      <style:text-properties fo:font-size="12.00pt" fo:font-weight="normal" fo:font-family="'Times New Roman'" style:font-family-asian="'Times New Roman'" style:font-family-complex="'Times New Roman'" fo:background-color="transparent" fo:color="#252525"/>
    </style:style>
    <style:style style:name="T72" style:family="text">
      <style:text-properties fo:font-size="12.00pt" fo:font-weight="normal" fo:font-family="'Times New Roman'" style:font-family-asian="'Times New Roman'" style:font-family-complex="'Times New Roman'" fo:background-color="transparent" fo:color="#252525" fo:font-style="italic"/>
    </style:style>
    <style:style style:name="T73" style:family="text">
      <style:text-properties fo:font-size="12.00pt" fo:font-weight="normal" fo:font-family="'Times New Roman'" style:font-family-asian="'Times New Roman'" style:font-family-complex="'Times New Roman'" fo:background-color="transparent" fo:color="#252525"/>
    </style:style>
    <style:style style:name="T74" style:family="text">
      <style:text-properties fo:font-size="12.00pt" fo:font-weight="normal" fo:font-family="'Times New Roman'" style:font-family-asian="'Times New Roman'" style:font-family-complex="'Times New Roman'" fo:background-color="transparent" fo:color="#252525" fo:font-style="italic"/>
    </style:style>
    <style:style style:name="T75" style:family="text">
      <style:text-properties fo:font-size="12.00pt" fo:font-weight="normal" fo:font-family="'Times New Roman'" style:font-family-asian="'Times New Roman'" style:font-family-complex="'Times New Roman'" fo:background-color="transparent" fo:color="#252525"/>
    </style:style>
    <style:style style:name="T76" style:family="text">
      <style:text-properties fo:font-size="12.00pt" fo:font-weight="normal" fo:font-family="'Times New Roman'" style:font-family-asian="'Times New Roman'" style:font-family-complex="'Times New Roman'" fo:background-color="transparent" fo:color="#252525" fo:font-style="italic"/>
    </style:style>
    <style:style style:name="T77" style:family="text">
      <style:text-properties fo:font-size="12.00pt" fo:font-weight="normal" fo:font-family="'Times New Roman'" style:font-family-asian="'Times New Roman'" style:font-family-complex="'Times New Roman'" fo:background-color="transparent" fo:color="#252525"/>
    </style:style>
    <style:style style:name="T78" style:family="text">
      <style:text-properties fo:font-size="12.00pt" fo:font-weight="normal" fo:font-family="'Times New Roman'" style:font-family-asian="'Times New Roman'" style:font-family-complex="'Times New Roman'" fo:background-color="transparent" fo:color="#252525" fo:font-style="italic"/>
    </style:style>
    <style:style style:name="T79" style:family="text">
      <style:text-properties fo:font-size="12.00pt" fo:font-weight="normal" fo:font-family="'Times New Roman'" style:font-family-asian="'Times New Roman'" style:font-family-complex="'Times New Roman'" fo:background-color="transparent" fo:color="#252525"/>
    </style:style>
    <style:style style:name="T80" style:family="text">
      <style:text-properties fo:font-size="12.00pt" fo:font-weight="normal" fo:font-family="'Times New Roman'" style:font-family-asian="'Times New Roman'" style:font-family-complex="'Times New Roman'" fo:background-color="transparent" fo:color="#252525"/>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fo:color="#252525"/>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fo:color="#252525"/>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fo:color="#252525"/>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fo:color="#252525"/>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fo:color="#252525"/>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fo:color="#252525"/>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fo:color="#252525"/>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fo:color="#252525"/>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fo:color="#252525"/>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fo:color="#252525"/>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fo:color="#252525"/>
    </style:style>
    <style:style style:name="T104" style:family="text">
      <style:text-properties fo:font-size="12.00pt" fo:font-weight="normal" fo:font-family="'Times New Roman'" style:font-family-asian="'Times New Roman'" style:font-family-complex="'Times New Roman'" fo:background-color="transparent" fo:color="#252525" fo:font-style="italic"/>
    </style:style>
    <style:style style:name="T105" style:family="text">
      <style:text-properties fo:font-size="12.00pt" fo:font-weight="normal" fo:font-family="'Times New Roman'" style:font-family-asian="'Times New Roman'" style:font-family-complex="'Times New Roman'" fo:background-color="transparent" fo:color="#252525"/>
    </style:style>
    <style:style style:name="T106" style:family="text">
      <style:text-properties fo:font-size="12.00pt" fo:font-weight="normal" fo:font-family="'Times New Roman'" style:font-family-asian="'Times New Roman'" style:font-family-complex="'Times New Roman'" fo:background-color="transparent" fo:color="#252525"/>
    </style:style>
    <style:style style:name="T107" style:family="text">
      <style:text-properties fo:font-size="12.00pt" fo:font-weight="normal" fo:font-family="'Times New Roman'" style:font-family-asian="'Times New Roman'" style:font-family-complex="'Times New Roman'" fo:background-color="transparent" fo:color="#252525"/>
    </style:style>
    <style:style style:name="T108" style:family="text">
      <style:text-properties fo:font-size="12.00pt" fo:font-weight="normal" fo:font-family="'Times New Roman'" style:font-family-asian="'Times New Roman'" style:font-family-complex="'Times New Roman'" fo:background-color="transparent" fo:color="#252525"/>
    </style:style>
    <style:style style:name="T109" style:family="text">
      <style:text-properties fo:font-size="12.00pt" fo:font-weight="normal" fo:font-family="'Times New Roman'" style:font-family-asian="'Times New Roman'" style:font-family-complex="'Times New Roman'" fo:background-color="transparent" fo:color="#252525" fo:font-style="italic"/>
    </style:style>
    <style:style style:name="T110" style:family="text">
      <style:text-properties fo:font-size="12.00pt" fo:font-weight="normal" fo:font-family="'Times New Roman'" style:font-family-asian="'Times New Roman'" style:font-family-complex="'Times New Roman'" fo:background-color="transparent" fo:color="#252525"/>
    </style:style>
    <style:style style:name="T111" style:family="text">
      <style:text-properties fo:font-size="12.00pt" fo:font-weight="normal" fo:font-family="'Times New Roman'" style:font-family-asian="'Times New Roman'" style:font-family-complex="'Times New Roman'" fo:background-color="transparent" fo:color="#252525" fo:font-style="italic"/>
    </style:style>
    <style:style style:name="T112" style:family="text">
      <style:text-properties fo:font-size="12.00pt" fo:font-weight="normal" fo:font-family="'Times New Roman'" style:font-family-asian="'Times New Roman'" style:font-family-complex="'Times New Roman'" fo:background-color="transparent" fo:color="#252525"/>
    </style:style>
    <style:style style:name="T113" style:family="text">
      <style:text-properties fo:font-size="12.00pt" fo:font-weight="normal" fo:font-family="'Times New Roman'" style:font-family-asian="'Times New Roman'" style:font-family-complex="'Times New Roman'" fo:background-color="transparent" fo:color="#252525" fo:font-style="italic"/>
    </style:style>
    <style:style style:name="T114" style:family="text">
      <style:text-properties fo:font-size="12.00pt" fo:font-weight="normal" fo:font-family="'Times New Roman'" style:font-family-asian="'Times New Roman'" style:font-family-complex="'Times New Roman'" fo:background-color="transparent" fo:color="#252525"/>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fo:color="#252525"/>
    </style:style>
    <style:style style:name="T117" style:family="text">
      <style:text-properties fo:font-size="12.00pt" fo:font-weight="normal" fo:font-family="'Times New Roman'" style:font-family-asian="'Times New Roman'" style:font-family-complex="'Times New Roman'" fo:background-color="transparent" fo:color="#252525" fo:font-style="italic"/>
    </style:style>
    <style:style style:name="T118" style:family="text">
      <style:text-properties fo:font-size="12.00pt" fo:font-weight="normal" fo:font-family="'Times New Roman'" style:font-family-asian="'Times New Roman'" style:font-family-complex="'Times New Roman'" fo:background-color="transparent" fo:color="#252525"/>
    </style:style>
    <style:style style:name="T119" style:family="text">
      <style:text-properties fo:font-size="12.00pt" fo:font-weight="normal" fo:font-family="'Times New Roman'" style:font-family-asian="'Times New Roman'" style:font-family-complex="'Times New Roman'" fo:background-color="transparent" fo:color="#252525" fo:font-style="italic"/>
    </style:style>
    <style:style style:name="T120" style:family="text">
      <style:text-properties fo:font-size="12.00pt" fo:font-weight="normal" fo:font-family="'Times New Roman'" style:font-family-asian="'Times New Roman'" style:font-family-complex="'Times New Roman'" fo:background-color="transparent" fo:color="#252525"/>
    </style:style>
    <style:style style:name="T121" style:family="text">
      <style:text-properties fo:font-size="12.00pt" fo:font-weight="normal" fo:font-family="'Times New Roman'" style:font-family-asian="'Times New Roman'" style:font-family-complex="'Times New Roman'" fo:background-color="transparent" fo:color="#252525" fo:font-style="italic"/>
    </style:style>
    <style:style style:name="T122" style:family="text">
      <style:text-properties fo:font-size="12.00pt" fo:font-weight="normal" fo:font-family="'Times New Roman'" style:font-family-asian="'Times New Roman'" style:font-family-complex="'Times New Roman'" fo:background-color="transparent" fo:color="#252525"/>
    </style:style>
    <style:style style:name="T123" style:family="text">
      <style:text-properties fo:font-size="12.00pt" fo:font-weight="normal" fo:font-family="'Times New Roman'" style:font-family-asian="'Times New Roman'" style:font-family-complex="'Times New Roman'" fo:background-color="transparent" fo:color="#252525"/>
    </style:style>
    <style:style style:name="T124" style:family="text">
      <style:text-properties fo:font-size="12.00pt" fo:font-weight="normal" fo:font-family="'Times New Roman'" style:font-family-asian="'Times New Roman'" style:font-family-complex="'Times New Roman'" fo:background-color="transparent" fo:color="#252525"/>
    </style:style>
    <style:style style:name="T125" style:family="text">
      <style:text-properties fo:font-size="12.00pt" fo:font-weight="normal" fo:font-family="'Times New Roman'" style:font-family-asian="'Times New Roman'" style:font-family-complex="'Times New Roman'" fo:background-color="transparent" fo:color="#252525"/>
    </style:style>
    <style:style style:name="T126" style:family="text">
      <style:text-properties fo:font-size="12.00pt" fo:font-weight="normal" fo:font-family="'Times New Roman'" style:font-family-asian="'Times New Roman'" style:font-family-complex="'Times New Roman'" fo:background-color="transparent" fo:color="#252525"/>
    </style:style>
    <style:style style:name="T127" style:family="text">
      <style:text-properties fo:font-size="12.00pt" fo:font-weight="normal" fo:font-family="'Times New Roman'" style:font-family-asian="'Times New Roman'" style:font-family-complex="'Times New Roman'" fo:background-color="transparent" fo:color="#252525"/>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4.00pt" fo:font-weight="bold" fo:font-family="'Times New Roman'" style:font-family-asian="'Times New Roman'" style:font-family-complex="'Times New Roman'" fo:background-color="#ffffff" fo:color="#1d2228"/>
    </style:style>
    <style:style style:name="T131" style:family="text">
      <style:text-properties fo:font-size="12.00pt" fo:font-weight="normal" fo:font-family="'Times New Roman'" style:font-family-asian="'Times New Roman'" style:font-family-complex="'Times New Roman'" fo:background-color="#ffffff" fo:color="#1d2228" fo:font-style="italic"/>
    </style:style>
    <style:style style:name="T132" style:family="text">
      <style:text-properties fo:font-size="12.00pt" fo:font-weight="normal" fo:font-family="'Times New Roman'" style:font-family-asian="'Times New Roman'" style:font-family-complex="'Times New Roman'" fo:background-color="#ffffff" fo:color="#1d2228"/>
    </style:style>
    <style:style style:name="T133" style:family="text">
      <style:text-properties fo:font-size="12.00pt" fo:font-weight="normal" fo:font-family="'Times New Roman'" style:font-family-asian="'Times New Roman'" style:font-family-complex="'Times New Roman'" fo:background-color="#ffffff" fo:color="#1d2228" fo:font-style="italic"/>
    </style:style>
    <style:style style:name="T134" style:family="text">
      <style:text-properties fo:font-size="12.00pt" fo:font-weight="normal" fo:font-family="'Times New Roman'" style:font-family-asian="'Times New Roman'" style:font-family-complex="'Times New Roman'" fo:background-color="#ffffff" fo:color="#1d2228"/>
    </style:style>
    <style:style style:name="T135" style:family="text">
      <style:text-properties fo:font-size="12.00pt" fo:font-weight="normal" fo:font-family="'Times New Roman'" style:font-family-asian="'Times New Roman'" style:font-family-complex="'Times New Roman'" fo:background-color="#ffffff" fo:color="#1d2228" fo:font-style="italic"/>
    </style:style>
    <style:style style:name="T136" style:family="text">
      <style:text-properties fo:font-size="12.00pt" fo:font-weight="normal" fo:font-family="'Times New Roman'" style:font-family-asian="'Times New Roman'" style:font-family-complex="'Times New Roman'" fo:background-color="#ffffff" fo:color="#1d2228"/>
    </style:style>
    <style:style style:name="T137" style:family="text">
      <style:text-properties fo:font-size="12.00pt" fo:font-weight="normal" fo:font-family="'Times New Roman'" style:font-family-asian="'Times New Roman'" style:font-family-complex="'Times New Roman'" fo:background-color="#ffffff" fo:color="#1d2228" fo:font-style="italic"/>
    </style:style>
    <style:style style:name="T138" style:family="text">
      <style:text-properties fo:font-size="12.00pt" fo:font-weight="normal" fo:font-family="'Times New Roman'" style:font-family-asian="'Times New Roman'" style:font-family-complex="'Times New Roman'" fo:background-color="#ffffff" fo:color="#1d2228"/>
    </style:style>
    <style:style style:name="T139" style:family="text">
      <style:text-properties fo:font-size="12.00pt" fo:font-weight="normal" fo:font-family="'Times New Roman'" style:font-family-asian="'Times New Roman'" style:font-family-complex="'Times New Roman'" fo:background-color="#ffffff" fo:color="#1d2228" fo:font-style="italic"/>
    </style:style>
    <style:style style:name="T140" style:family="text">
      <style:text-properties fo:font-size="12.00pt" fo:font-weight="normal" fo:font-family="'Times New Roman'" style:font-family-asian="'Times New Roman'" style:font-family-complex="'Times New Roman'" fo:background-color="#ffffff" fo:color="#1d2228"/>
    </style:style>
    <style:style style:name="T141" style:family="text">
      <style:text-properties fo:font-size="12.00pt" fo:font-weight="normal" fo:font-family="'Times New Roman'" style:font-family-asian="'Times New Roman'" style:font-family-complex="'Times New Roman'" fo:background-color="#ffffff" fo:color="#1d2228" fo:font-style="italic"/>
    </style:style>
    <style:style style:name="T142" style:family="text">
      <style:text-properties fo:font-size="12.00pt" fo:font-weight="normal" fo:font-family="'Times New Roman'" style:font-family-asian="'Times New Roman'" style:font-family-complex="'Times New Roman'" fo:background-color="#ffffff" fo:color="#1d2228"/>
    </style:style>
    <style:style style:name="T143" style:family="text">
      <style:text-properties fo:font-size="12.00pt" fo:font-weight="bold" fo:font-family="'Times New Roman'" style:font-family-asian="'Times New Roman'" style:font-family-complex="'Times New Roman'" fo:background-color="#ffffff" fo:color="#1d2228"/>
    </style:style>
    <style:style style:name="T144" style:family="text">
      <style:text-properties fo:font-size="12.00pt" fo:font-weight="normal" fo:font-family="'Times New Roman'" style:font-family-asian="'Times New Roman'" style:font-family-complex="'Times New Roman'" fo:background-color="#ffffff" fo:color="#1d2228"/>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fo:color="#252525"/>
    </style:style>
    <style:style style:name="T147" style:family="text">
      <style:text-properties fo:font-size="12.00pt" fo:font-weight="normal" fo:font-family="'Times New Roman'" style:font-family-asian="'Times New Roman'" style:font-family-complex="'Times New Roman'" fo:background-color="transparent" fo:color="#252525" fo:font-style="italic"/>
    </style:style>
    <style:style style:name="T148" style:family="text">
      <style:text-properties fo:font-size="12.00pt" fo:font-weight="normal" fo:font-family="'Times New Roman'" style:font-family-asian="'Times New Roman'" style:font-family-complex="'Times New Roman'" fo:background-color="transparent" fo:color="#252525"/>
    </style:style>
    <style:style style:name="T149" style:family="text">
      <style:text-properties fo:font-size="12.00pt" fo:font-weight="normal" fo:font-family="'Times New Roman'" style:font-family-asian="'Times New Roman'" style:font-family-complex="'Times New Roman'" fo:background-color="transparent" fo:color="#252525"/>
    </style:style>
    <style:style style:name="T150" style:family="text">
      <style:text-properties fo:font-size="12.00pt" fo:font-weight="normal" fo:font-family="'Times New Roman'" style:font-family-asian="'Times New Roman'" style:font-family-complex="'Times New Roman'" fo:background-color="transparent" fo:color="#252525"/>
    </style:style>
    <style:style style:name="T151" style:family="text">
      <style:text-properties fo:font-size="12.00pt" fo:font-weight="normal" fo:font-family="'Times New Roman'" style:font-family-asian="'Times New Roman'" style:font-family-complex="'Times New Roman'" fo:background-color="transparent" fo:color="#252525" fo:font-style="italic"/>
    </style:style>
    <style:style style:name="T152" style:family="text">
      <style:text-properties fo:font-size="12.00pt" fo:font-weight="normal" fo:font-family="'Times New Roman'" style:font-family-asian="'Times New Roman'" style:font-family-complex="'Times New Roman'" fo:background-color="transparent" fo:color="#252525"/>
    </style:style>
    <style:style style:name="T153" style:family="text">
      <style:text-properties fo:font-size="12.00pt" fo:font-weight="normal" fo:font-family="'Times New Roman'" style:font-family-asian="'Times New Roman'" style:font-family-complex="'Times New Roman'" fo:background-color="transparent" fo:color="#252525"/>
    </style:style>
    <style:style style:name="T154" style:family="text">
      <style:text-properties fo:font-size="12.00pt" fo:font-weight="normal" fo:font-family="'Times New Roman'" style:font-family-asian="'Times New Roman'" style:font-family-complex="'Times New Roman'" fo:background-color="transparent" fo:color="#252525" fo:font-style="italic"/>
    </style:style>
    <style:style style:name="T155" style:family="text">
      <style:text-properties fo:font-size="12.00pt" fo:font-weight="normal" fo:font-family="'Times New Roman'" style:font-family-asian="'Times New Roman'" style:font-family-complex="'Times New Roman'" fo:background-color="transparent" fo:color="#252525"/>
    </style:style>
    <style:style style:name="T156" style:family="text">
      <style:text-properties fo:font-size="12.00pt" fo:font-weight="normal" fo:font-family="'Times New Roman'" style:font-family-asian="'Times New Roman'" style:font-family-complex="'Times New Roman'" fo:background-color="transparent" fo:color="#252525"/>
    </style:style>
    <style:style style:name="T157" style:family="text">
      <style:text-properties fo:font-size="12.00pt" fo:font-weight="normal" fo:font-family="'Times New Roman'" style:font-family-asian="'Times New Roman'" style:font-family-complex="'Times New Roman'" fo:background-color="transparent" fo:color="#252525"/>
    </style:style>
    <style:style style:name="T158" style:family="text">
      <style:text-properties fo:font-size="12.00pt" fo:font-weight="normal" fo:font-family="'Times New Roman'" style:font-family-asian="'Times New Roman'" style:font-family-complex="'Times New Roman'" fo:background-color="transparent" fo:color="#252525" fo:font-style="italic"/>
    </style:style>
    <style:style style:name="T159" style:family="text">
      <style:text-properties fo:font-size="12.00pt" fo:font-weight="normal" fo:font-family="'Times New Roman'" style:font-family-asian="'Times New Roman'" style:font-family-complex="'Times New Roman'" fo:background-color="transparent" fo:color="#252525"/>
    </style:style>
    <style:style style:name="T160" style:family="text">
      <style:text-properties fo:font-size="12.00pt" fo:font-weight="normal" fo:font-family="'Times New Roman'" style:font-family-asian="'Times New Roman'" style:font-family-complex="'Times New Roman'" fo:background-color="transparent" fo:color="#252525"/>
    </style:style>
    <style:style style:name="T161" style:family="text">
      <style:text-properties fo:font-size="12.00pt" fo:font-weight="normal" fo:font-family="'Times New Roman'" style:font-family-asian="'Times New Roman'" style:font-family-complex="'Times New Roman'" fo:background-color="transparent" fo:color="#252525" fo:font-style="italic"/>
    </style:style>
    <style:style style:name="T162" style:family="text">
      <style:text-properties fo:font-size="12.00pt" fo:font-weight="normal" fo:font-family="'Times New Roman'" style:font-family-asian="'Times New Roman'" style:font-family-complex="'Times New Roman'" fo:background-color="transparent" fo:color="#252525"/>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fo:color="#252525"/>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fo:color="#252525"/>
    </style:style>
    <style:style style:name="T168" style:family="text">
      <style:text-properties fo:font-size="12.00pt" fo:font-weight="normal" fo:font-family="'Times New Roman'" style:font-family-asian="'Times New Roman'" style:font-family-complex="'Times New Roman'" fo:background-color="transparent" fo:color="#252525" fo:font-style="italic"/>
    </style:style>
    <style:style style:name="T169" style:family="text">
      <style:text-properties fo:font-size="12.00pt" fo:font-weight="normal" fo:font-family="'Times New Roman'" style:font-family-asian="'Times New Roman'" style:font-family-complex="'Times New Roman'" fo:background-color="transparent" fo:color="#252525"/>
    </style:style>
    <style:style style:name="T170" style:family="text">
      <style:text-properties fo:font-size="12.00pt" fo:font-weight="normal" fo:font-family="'Times New Roman'" style:font-family-asian="'Times New Roman'" style:font-family-complex="'Times New Roman'" fo:background-color="transparent" fo:color="#252525" fo:font-style="italic"/>
    </style:style>
    <style:style style:name="T171" style:family="text">
      <style:text-properties fo:font-size="12.00pt" fo:font-weight="normal" fo:font-family="'Times New Roman'" style:font-family-asian="'Times New Roman'" style:font-family-complex="'Times New Roman'" fo:background-color="transparent" fo:color="#252525"/>
    </style:style>
    <style:style style:name="T172" style:family="text">
      <style:text-properties fo:font-size="12.00pt" fo:font-weight="normal" fo:font-family="'Times New Roman'" style:font-family-asian="'Times New Roman'" style:font-family-complex="'Times New Roman'" fo:background-color="transparent" fo:color="#252525" fo:font-style="italic"/>
    </style:style>
    <style:style style:name="T173" style:family="text">
      <style:text-properties fo:font-size="12.00pt" fo:font-weight="normal" fo:font-family="'Times New Roman'" style:font-family-asian="'Times New Roman'" style:font-family-complex="'Times New Roman'" fo:background-color="transparent" fo:color="#252525"/>
    </style:style>
    <style:style style:name="T174" style:family="text">
      <style:text-properties fo:font-size="12.00pt" fo:font-weight="normal" fo:font-family="'Times New Roman'" style:font-family-asian="'Times New Roman'" style:font-family-complex="'Times New Roman'" fo:background-color="transparent" fo:color="#252525" fo:font-style="italic"/>
    </style:style>
    <style:style style:name="T175" style:family="text">
      <style:text-properties fo:font-size="12.00pt" fo:font-weight="normal" fo:font-family="'Times New Roman'" style:font-family-asian="'Times New Roman'" style:font-family-complex="'Times New Roman'" fo:background-color="transparent" fo:color="#252525"/>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fo:color="#252525"/>
    </style:style>
    <style:style style:name="T178" style:family="text">
      <style:text-properties fo:font-size="12.00pt" fo:font-weight="normal" fo:font-family="'Times New Roman'" style:font-family-asian="'Times New Roman'" style:font-family-complex="'Times New Roman'" fo:background-color="transparent" fo:color="#252525" fo:font-style="italic"/>
    </style:style>
    <style:style style:name="T179" style:family="text">
      <style:text-properties fo:font-size="12.00pt" fo:font-weight="normal" fo:font-family="'Times New Roman'" style:font-family-asian="'Times New Roman'" style:font-family-complex="'Times New Roman'" fo:background-color="transparent" fo:color="#252525"/>
    </style:style>
    <style:style style:name="T180" style:family="text">
      <style:text-properties fo:font-size="12.00pt" fo:font-weight="normal" fo:font-family="'Times New Roman'" style:font-family-asian="'Times New Roman'" style:font-family-complex="'Times New Roman'" fo:background-color="transparent" fo:color="#252525"/>
    </style:style>
    <style:style style:name="T181" style:family="text">
      <style:text-properties fo:font-size="12.00pt" fo:font-weight="normal" fo:font-family="'Times New Roman'" style:font-family-asian="'Times New Roman'" style:font-family-complex="'Times New Roman'" fo:background-color="transparent" fo:color="#252525"/>
    </style:style>
    <style:style style:name="T182" style:family="text">
      <style:text-properties fo:font-size="12.00pt" fo:font-weight="normal" fo:font-family="'Times New Roman'" style:font-family-asian="'Times New Roman'" style:font-family-complex="'Times New Roman'" fo:background-color="transparent" fo:color="#252525"/>
    </style:style>
    <style:style style:name="T183" style:family="text">
      <style:text-properties fo:font-size="12.00pt" fo:font-weight="normal" fo:font-family="'Times New Roman'" style:font-family-asian="'Times New Roman'" style:font-family-complex="'Times New Roman'" fo:background-color="transparent" fo:color="#252525" fo:font-style="italic"/>
    </style:style>
    <style:style style:name="T184" style:family="text">
      <style:text-properties fo:font-size="12.00pt" fo:font-weight="normal" fo:font-family="'Times New Roman'" style:font-family-asian="'Times New Roman'" style:font-family-complex="'Times New Roman'" fo:background-color="transparent" fo:color="#252525"/>
    </style:style>
    <style:style style:name="T185" style:family="text">
      <style:text-properties fo:font-size="12.00pt" fo:font-weight="normal" fo:font-family="'Times New Roman'" style:font-family-asian="'Times New Roman'" style:font-family-complex="'Times New Roman'" fo:background-color="transparent" fo:color="#252525" fo:font-style="italic"/>
    </style:style>
    <style:style style:name="T186" style:family="text">
      <style:text-properties fo:font-size="12.00pt" fo:font-weight="normal" fo:font-family="'Times New Roman'" style:font-family-asian="'Times New Roman'" style:font-family-complex="'Times New Roman'" fo:background-color="transparent" fo:color="#252525"/>
    </style:style>
    <style:style style:name="T187" style:family="text">
      <style:text-properties fo:font-size="12.00pt" fo:font-weight="normal" fo:font-family="'Times New Roman'" style:font-family-asian="'Times New Roman'" style:font-family-complex="'Times New Roman'" fo:background-color="transparent" fo:color="#252525"/>
    </style:style>
    <style:style style:name="T188" style:family="text">
      <style:text-properties fo:font-size="12.00pt" fo:font-weight="normal" fo:font-family="'Times New Roman'" style:font-family-asian="'Times New Roman'" style:font-family-complex="'Times New Roman'" fo:background-color="transparent" fo:color="#252525"/>
    </style:style>
    <style:style style:name="T189" style:family="text">
      <style:text-properties fo:font-size="12.00pt" fo:font-weight="normal" fo:font-family="'Times New Roman'" style:font-family-asian="'Times New Roman'" style:font-family-complex="'Times New Roman'" fo:background-color="transparent" fo:color="#252525"/>
    </style:style>
    <style:style style:name="T190" style:family="text">
      <style:text-properties fo:font-size="12.00pt" fo:font-weight="normal" fo:font-family="'Times New Roman'" style:font-family-asian="'Times New Roman'" style:font-family-complex="'Times New Roman'" fo:background-color="transparent" fo:color="#252525" fo:font-style="italic"/>
    </style:style>
    <style:style style:name="T191" style:family="text">
      <style:text-properties fo:font-size="12.00pt" fo:font-weight="normal" fo:font-family="'Times New Roman'" style:font-family-asian="'Times New Roman'" style:font-family-complex="'Times New Roman'" fo:background-color="transparent" fo:color="#252525"/>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fo:color="#252525"/>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fo:color="#252525"/>
    </style:style>
    <style:style style:name="T196" style:family="text">
      <style:text-properties fo:font-size="11.00pt" fo:font-weight="normal" fo:font-family="Calibri" style:font-family-asian="Calibri" style:font-family-complex="Calibri" fo:background-color="transparent" fo:color="#252525"/>
    </style:style>
    <style:style style:name="T197" style:family="text">
      <style:text-properties fo:font-size="11.00pt" fo:font-weight="normal" fo:font-family="Calibri" style:font-family-asian="Calibri" style:font-family-complex="Calibri" fo:background-color="transparent" fo:color="#252525"/>
    </style:style>
    <style:style style:name="T198" style:family="text">
      <style:text-properties fo:font-size="11.00pt" fo:font-weight="normal" fo:font-family="Calibri" style:font-family-asian="Calibri" style:font-family-complex="Calibri" fo:background-color="transparent" fo:color="#252525"/>
    </style:style>
    <style:style style:name="T199" style:family="text">
      <style:text-properties fo:font-size="11.00pt" fo:font-weight="normal" fo:font-family="Calibri" style:font-family-asian="Calibri" style:font-family-complex="Calibri" fo:background-color="transparent" fo:color="#252525"/>
    </style:style>
    <style:style style:name="T200" style:family="text">
      <style:text-properties fo:font-size="11.00pt" fo:font-weight="normal" fo:font-family="Calibri" style:font-family-asian="Calibri" style:font-family-complex="Calibri" fo:background-color="transparent" fo:color="#252525"/>
    </style:style>
    <style:style style:name="T201" style:family="text">
      <style:text-properties fo:font-size="11.00pt" fo:font-weight="normal" fo:font-family="Calibri" style:font-family-asian="Calibri" style:font-family-complex="Calibri" fo:background-color="transparent" fo:color="#252525"/>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fo:color="#252525"/>
    </style:style>
    <style:style style:name="T204" style:family="text">
      <style:text-properties fo:font-size="12.00pt" fo:font-weight="normal" fo:font-family="'Times New Roman'" style:font-family-asian="'Times New Roman'" style:font-family-complex="'Times New Roman'"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fo:color="#252525"/>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fo:color="#252525"/>
    </style:style>
    <style:style style:name="T20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40pt" fo:margin-bottom="5.00pt"/>
    </style:style>
    <style:style style:name="P2" style:family="paragraph">
      <style:paragraph-properties fo:line-height="100.00%" fo:text-align="left" fo:margin-top="1.40pt" fo:margin-bottom="5.00pt">
        <style:tab-stops>
          <style:tab-stop style:position="119.25pt"/>
        </style:tab-stops>
      </style:paragraph-properties>
    </style:style>
    <style:style style:name="P3" style:family="paragraph">
      <style:paragraph-properties fo:line-height="100.00%" fo:text-align="left" fo:margin-top="1.40pt" fo:margin-bottom="5.00pt"/>
    </style:style>
    <style:style style:name="P4" style:family="paragraph">
      <style:paragraph-properties fo:line-height="105.00%" fo:text-align="left" fo:margin-bottom="6.00pt"/>
    </style:style>
    <style:style style:name="P5" style:family="paragraph">
      <style:paragraph-properties fo:line-height="100.00%" fo:text-align="left" fo:margin-top="1.40pt" fo:margin-bottom="5.00pt"/>
    </style:style>
    <style:style style:name="P6" style:family="paragraph">
      <style:paragraph-properties fo:line-height="105.00%" fo:text-align="left" fo:margin-bottom="8.00pt"/>
    </style:style>
    <style:style style:name="P7" style:family="paragraph">
      <style:paragraph-properties fo:line-height="100.00%" fo:text-align="left" fo:margin-top="1.40pt" fo:margin-bottom="5.00pt"/>
    </style:style>
    <style:style style:name="P8" style:family="paragraph">
      <style:paragraph-properties fo:line-height="105.00%" fo:text-align="left" fo:margin-bottom="8.00pt"/>
    </style:style>
    <style:style style:name="P9" style:family="paragraph">
      <style:paragraph-properties fo:line-height="100.00%" fo:text-align="left" fo:margin-top="1.40pt" fo:margin-bottom="5.00pt"/>
    </style:style>
    <style:style style:name="P10" style:family="paragraph">
      <style:paragraph-properties fo:line-height="100.00%" fo:text-align="left" fo:margin-top="1.40pt" fo:margin-bottom="5.00pt">
        <style:tab-stops>
          <style:tab-stop style:position="113.40pt"/>
        </style:tab-stops>
      </style:paragraph-properties>
    </style:style>
    <style:style style:name="P11" style:family="paragraph">
      <style:paragraph-properties fo:line-height="100.00%" fo:text-align="left" fo:margin-top="1.40pt" fo:margin-bottom="5.00pt"/>
    </style:style>
    <style:style style:name="P12" style:family="paragraph">
      <style:paragraph-properties fo:line-height="105.00%" fo:text-align="left" fo:margin-bottom="8.00pt"/>
    </style:style>
    <style:style style:name="P13" style:family="paragraph">
      <style:paragraph-properties fo:line-height="100.00%" fo:text-align="left" fo:margin-top="1.40pt" fo:margin-bottom="5.00pt"/>
    </style:style>
    <style:style style:name="P14" style:family="paragraph">
      <style:paragraph-properties fo:line-height="105.00%" fo:text-align="left" fo:margin-bottom="8.00pt"/>
    </style:style>
    <style:style style:name="P15" style:family="paragraph">
      <style:paragraph-properties fo:line-height="100.00%" fo:text-align="left" fo:margin-top="1.40pt" fo:margin-bottom="5.00pt"/>
    </style:style>
    <style:style style:name="P16" style:family="paragraph">
      <style:paragraph-properties fo:line-height="115.00%" fo:text-align="justify" fo:margin-top="1.40pt" fo:margin-bottom="5.00pt"/>
    </style:style>
    <style:style style:name="P17" style:family="paragraph">
      <style:paragraph-properties fo:line-height="100.00%" fo:text-align="left" fo:margin-top="1.40pt" fo:margin-bottom="5.00pt"/>
    </style:style>
    <style:style style:name="P18" style:family="paragraph">
      <style:paragraph-properties fo:line-height="115.00%" fo:text-align="justify" fo:margin-top="1.40pt" fo:margin-bottom="5.00pt"/>
    </style:style>
    <style:style style:name="P19" style:family="paragraph">
      <style:paragraph-properties fo:line-height="100.00%" fo:text-align="left" fo:margin-top="1.40pt" fo:margin-bottom="5.00pt"/>
    </style:style>
    <style:style style:name="P20" style:family="paragraph">
      <style:paragraph-properties fo:line-height="105.00%" fo:text-align="left" fo:margin-bottom="8.00pt"/>
    </style:style>
    <style:style style:name="P21" style:family="paragraph">
      <style:paragraph-properties fo:line-height="100.00%" fo:text-align="left" fo:margin-top="1.40pt" fo:margin-bottom="5.00pt"/>
    </style:style>
    <style:style style:name="P22" style:family="paragraph">
      <style:paragraph-properties fo:line-height="100.00%" fo:text-align="left" fo:margin-top="1.40pt" fo:margin-bottom="12.00pt"/>
    </style:style>
    <style:style style:name="P23" style:family="paragraph">
      <style:paragraph-properties fo:line-height="100.00%" fo:text-align="left" fo:margin-top="1.40pt" fo:margin-bottom="5.00pt"/>
    </style:style>
    <style:style style:name="P24" style:family="paragraph">
      <style:paragraph-properties fo:line-height="105.00%" fo:text-align="left" fo:margin-bottom="8.00pt"/>
    </style:style>
    <style:style style:name="P25" style:family="paragraph">
      <style:paragraph-properties fo:line-height="100.00%" fo:text-align="left" fo:margin-top="1.40pt" fo:margin-bottom="5.00pt"/>
    </style:style>
    <style:style style:name="P26" style:family="paragraph">
      <style:paragraph-properties fo:line-height="105.00%" fo:text-align="left" fo:margin-bottom="8.00pt"/>
    </style:style>
    <style:style style:name="P27" style:family="paragraph">
      <style:paragraph-properties fo:line-height="100.00%" fo:text-align="left" fo:margin-top="1.40pt" fo:margin-bottom="5.00pt"/>
    </style:style>
    <style:style style:name="P28" style:family="paragraph">
      <style:paragraph-properties fo:line-height="105.00%" fo:text-align="left" fo:margin-bottom="6.00pt"/>
    </style:style>
    <style:style style:name="P29" style:family="paragraph">
      <style:paragraph-properties fo:line-height="100.00%" fo:text-align="left" fo:margin-top="1.40pt" fo:margin-bottom="5.00pt"/>
    </style:style>
    <style:style style:name="P30" style:family="paragraph">
      <style:paragraph-properties fo:line-height="105.00%" fo:text-align="left" fo:margin-bottom="8.00pt"/>
    </style:style>
    <style:style style:name="P31" style:family="paragraph">
      <style:paragraph-properties fo:line-height="100.00%" fo:text-align="left" fo:margin-top="1.40pt" fo:margin-bottom="5.00pt"/>
    </style:style>
    <style:style style:name="P32" style:family="paragraph">
      <style:paragraph-properties fo:line-height="105.00%" fo:text-align="left" fo:margin-bottom="8.00pt"/>
    </style:style>
  </office:automatic-styles>
  <office:body>
    <office:text>
      <text:p text:style-name="P1"><text:span text:style-name="T1"/></text:p>
      <text:p text:style-name="P1"><text:span text:style-name="T1"/></text:p>
      <text:p text:style-name="P1"><text:span text:style-name="T2"><text:s text:c="22"/>HOW TO EXPERIENCE THE FAITHFULNESS OF GOD</text:span></text:p>
      <text:p text:style-name="P1"><text:span text:style-name="T3"/></text:p>
      <text:p text:style-name="P2"><text:span text:style-name="T4"><text:tab/></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3"><text:span text:style-name="T5"/></text:p>
      <text:p text:style-name="P3"><text:span text:style-name="T5"/></text:p>
      <text:p text:style-name="P3"><text:span text:style-name="T6"><text:s text:c="55"/></text:span><text:span text:style-name="T7">CONTENTS</text:span></text:p>
      <text:p text:style-name="P3"><text:span text:style-name="T8"/></text:p>
      <text:p text:style-name="P3"><text:span text:style-name="T9">CHAPTER 1: How to make God work a miracle for you?..........................................................</text:span></text:p>
      <text:p text:style-name="P3"><text:span text:style-name="T9">CHAPTER 2: Why bad things happen to good people and how to get a good result:..</text:span></text:p>
      <text:p text:style-name="P3"><text:span text:style-name="T9">CHAPTER 3: How to find a solution to life's problems and be a true Israelite without naturalization…….</text:span></text:p>
      <text:p text:style-name="P3"><text:span text:style-name="T9">CHAPTER 4: How to create possibility in the midst of impossibilities………………</text:span></text:p>
      <text:p text:style-name="P3"><text:span text:style-name="T9">CHAPTER 5: Calm every storm and dry out any flood water sent to devastate you….</text:span></text:p>
      <text:p text:style-name="P3"><text:span text:style-name="T10">CHAPTER 6: How to bring heaven down on earth………………………………..</text:span></text:p>
      <text:p text:style-name="P3"><text:span text:style-name="T11">CHAPTER 7: How do you attract a good husband or wife into your life?..................</text:span></text:p>
      <text:p text:style-name="P3"><text:span text:style-name="T11">CHAPTER 8: How do you apply the skill of a lawyer to prevail with God in prayer?........</text:span></text:p>
      <text:p text:style-name="P3"><text:span text:style-name="T12">CHAPTER 9: How to use your mouth and wisdom constructively……….</text:span></text:p>
      <text:p text:style-name="P3"><text:span text:style-name="T13">CHAPTER 10: How do you experience God as a soul lover?................................</text:span></text:p>
      <text:p text:style-name="P3"><text:span text:style-name="T13">CHAPTER 11: How to be in the image and likeness of God…………………….</text:span></text:p>
      <text:p text:style-name="P3"><text:span text:style-name="T13">CHAPTER 12: What is the best way to walk on water?..................................................</text:span></text:p>
      <text:p text:style-name="P4"><text:span text:style-name="T14">CHAPTER 13: Prayer for upgrading your identity: singular version……………………………</text:span></text:p>
      <text:p text:style-name="P4"><text:span text:style-name="T14">CHAPTER 14: Prayer that activates the goodness and faithfulness of God in your life:……………….</text:span></text:p>
      <text:p text:style-name="P4"><text:span text:style-name="T14">CHAPTER 15: What is it that most entices God to bestow His blessing on your life?..............................</text:span></text:p>
      <text:p text:style-name="P4"><text:span text:style-name="T15"/></text:p>
      <text:p text:style-name="P4"><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6"><text:s text:c="70"/>CHAPTER 1</text:span></text:p>
      <text:p text:style-name="P5"><text:span text:style-name="T16">How to make God work a miracle for you?</text:span></text:p>
      <text:p text:style-name="P5"><text:span text:style-name="T17">"</text:span><text:span text:style-name="T18">For as the body without the spirit is dead, so faith without works is dead also.” James 2:26 (NKJV)</text:span></text:p>
      <text:p text:style-name="P5"><text:span text:style-name="T19"/></text:p>
      <text:p text:style-name="P5"><text:span text:style-name="T20">It takes two to tango, as the popular adage goes. For a miracle to happen in your life, it would take a partnership between you and God. This means you have a role, and God also has a role to play for it to happen. You cannot do the miracle part, but you have to do the work part. At the marriage in Cana where Jesus turned water into wine (John:1</text:span><text:span text:style-name="T21">–</text:span><text:span text:style-name="T22">12). The guys had to do the work of filling the pots before Jesus turned the water into wine. The lady with the issue of blood had to do the work of crawling through the crowd to get to Jesus to touch the hem of his garment before the miracle happened.</text:span></text:p>
      <text:p text:style-name="P5"><text:span text:style-name="T23">In addition to that, the story of the man born blind is recorded in the Book of John 9:1</text:span><text:span text:style-name="T24">–</text:span><text:span text:style-name="T25">7. The man had to walk down to the river of Siloam and wash the mud off his eyes before he could see. Therefore, if you want God to do a miracle for you, you need to be obedient to his instructions. There is always a Word of God you must obey or key into if you want to experience God</text:span><text:span text:style-name="T26">’</text:span><text:span text:style-name="T27">s hand or a miracle. In the Book of Matthew 6:33, it is written, </text:span></text:p>
      <text:p text:style-name="P5"><text:span text:style-name="T28">"But seek ye first the kingdom of God and his righteousness; and all these things shall be added unto you."</text:span><text:span text:style-name="T29"><text:s/></text:span></text:p>
      <text:p text:style-name="P5"><text:span text:style-name="T29">God will fight our battles for us only when we are ready to obey Him</text:span><text:span text:style-name="T30">.</text:span></text:p>
      <text:p text:style-name="P5"><text:span text:style-name="T30"><text:s/>"And having in readiness to revenge all disobedience, when your obedience is fulfilled"</text:span><text:span text:style-name="T31"><text:s/>(2 Cor. 10:6).</text:span></text:p>
      <text:p text:style-name="P5"><text:span text:style-name="T32"/></text:p>
      <text:p text:style-name="P5"><text:span text:style-name="T33">Prayer starter:</text:span></text:p>
      <text:p text:style-name="P5"><text:span text:style-name="T33">Father, I thank you for giving us your word to help us activate miracles in our lives by obeying your instructions. Oh, Lord, I ask you to give me grace to partner with you to make my testimony perfect. Thank you, Father, for saving my soul and releasing blessings upon me.</text:span></text:p>
      <text:p text:style-name="P5"><text:span text:style-name="T33"> </text:span></text:p>
      <text:p text:style-name="P5"><text:span text:style-name="T34"/></text:p>
      <text:p text:style-name="P5"><text:span text:style-name="T34"/></text:p>
      <text:p text:style-name="P5"><text:span text:style-name="T34"/></text:p>
      <text:p text:style-name="P5"><text:span text:style-name="T34"/></text:p>
      <text:p text:style-name="P5"><text:span text:style-name="T34"/></text:p>
      <text:p text:style-name="P5"><text:span text:style-name="T34"/></text:p>
      <text:p text:style-name="P5"><text:span text:style-name="T34"/></text:p>
      <text:p text:style-name="P5"><text:span text:style-name="T34"/></text:p>
      <text:p text:style-name="P5"><text:span text:style-name="T34"/></text:p>
      <text:p text:style-name="P5"><text:span text:style-name="T34"/></text:p>
      <text:p text:style-name="P5"><text:span text:style-name="T35">CHAPTER 2</text:span></text:p>
      <text:p text:style-name="P5"><text:span text:style-name="T35">Why bad things happen to good people and how to get a good result:</text:span></text:p>
      <text:p text:style-name="P5"><text:span text:style-name="T36">"My brethren, rejoice when ye fall into various temptations, knowing that the trying of your faith worketh patience. “But let patience have her perfect work, that you may be perfect and entire, wanting nothing. (James 1:2-4)</text:span></text:p>
      <text:p text:style-name="P5"><text:span text:style-name="T37">Some writers may attempt to explain why bad things happen to good people, but when we study the lives of major Bible characters like Job, Joseph, Daniel, and even our Lord and Savior, Jesus Christ, we discover that the evil that confronted them was meant to be a stepping stone to greater glory. God has predestined that the way up is through overcoming trials and tribulations. As a result, we are admonished to adopt Christ's mindset: "Let this mind be in you, which was also in Christ Jesus, who endured the cross for the joy that was set before him."(Philippians…) </text:span></text:p>
      <text:p text:style-name="P5"><text:span text:style-name="T37">Always analyze or reassess your life through the mirror of the Scriptures whenever things are not going as well in your life as they should. When you realize that your relationship with God is not right, you must take that as a red flag and make things right with Him. Repent and receive divine help for your situation. However, like Job, when you are confident that your relationship with God is great, but the happenings in your life are contrary to the goodness and mercy of God that you expect, you must know that it is an attack. Thus, you must put up the good fight of faith. The good fight of faith strives to bring the word of God to bear on the prayer altar in the face of adversity. You might want to add fasting to your prayers. Remember,<text:s/></text:span><text:span text:style-name="T38">"Many are the afflictions of the righteous, but the Lord delivered him out of them all." "Call upon me in the day of trouble, and I will deliver you; and you shall glorify me."</text:span></text:p>
      <text:p text:style-name="P5"><text:span text:style-name="T39">Hence, Job's attitude during his affliction was a perfect example for every believer to emulate because he knew that God would deliver him. God will not punish those who serve Him with evil. He has promised to be the rewarder of those who diligently seek him. The devil's activities are aimed at destroying your faith in God and causing you to blame the Lord for the calamities in your life. If the devil can get you to be offended by God, he will have created the perfect environment for him to destroy you. When you are offended by God, your desire is to complain and blaspheme against God. Complaining and blaspheming against God would make you lose your divine covering or protection. At the end of it all, you would end up suffering the same fate as the children of Israel who perished in the wilderness. Exodus….</text:span></text:p>
      <text:p text:style-name="P5"><text:span text:style-name="T39">The knowledge of who God is, His faithfulness, and the infallibility of His word are keys to living a good life in Christ. Know that He is the rewarder of them that diligently seek Him; thus, when you ask Him for bread, He will not give you stone. For this reason, the Bible says in the book of Hosea, chapter 4, verse 6</text:span><text:span text:style-name="T40">, "My people are destroyed for lack of knowledge...</text:span></text:p>
      <text:p text:style-name="P5"><text:span text:style-name="T41">In case you are going through one challenge or another and are under pressure from your family and friends to forsake God, I would admonish you to stand firm on the promises of God, knowing that He would never lie to you or change His mind as far as His promises to you are concerned.<text:s/></text:span><text:span text:style-name="T42">"If any man be in Christ, he is a new creature... "Christ has redeemed us from the curse of the law...<text:s/></text:span><text:span text:style-name="T43">Note that every sickness, disease, and affliction is the work of the devil and is associated with the curse of disobedience according to Deuteronomy 28, verse 15</text:span><text:span text:style-name="T44">–</text:span><text:span text:style-name="T45">54.</text:span></text:p>
      <text:p text:style-name="P5"><text:span text:style-name="T46">Brethren, when you are confident that your relationship with God is right but you notice that things are not too good in your life, do not be shaken in any way at all because your breakthrough is very close. You should know from our discussions that murmuring and complaining turn God’s breakthrough hand away from you; thus, in difficult times, you must consciously choose to live on praise street and thanksgiving avenue with the assurance that whatever He has promised, that is what He will do! Romans 8:28.</text:span></text:p>
      <text:p text:style-name="P5"><text:span text:style-name="T46"> Prayer starter:</text:span></text:p>
      <text:p text:style-name="P5"><text:span text:style-name="T46">Father, I thank you for the gift of life and for my salvation. I thank you for giving me the grace to see your divine intervention in situations beyond my control. You are indeed a faithful and loving God. I give you all the glory for bringing me out of all my adversities.</text:span></text:p>
      <text:p text:style-name="P6"><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7"/></text:p>
      <text:p text:style-name="P7"><text:span text:style-name="T48">CHAPTER 3</text:span></text:p>
      <text:p text:style-name="P7"><text:span text:style-name="T48">How to find a solution to life's problems and be a true Israelite without naturalization</text:span></text:p>
      <text:p text:style-name="P7"><text:span text:style-name="T49">"Now therefore ye are no more strangers and foreigners, but fellow citizens with the saints and of the household of God"</text:span><text:span text:style-name="T50"><text:s/>(Ephesians 2:19).</text:span></text:p>
      <text:p text:style-name="P7"><text:span text:style-name="T50">First and foremost, let me emphasize that God does not wish any of His children to bear the burdens and difficulties of life alone; He is ever ready to help us any time we go to Him. (1 Peter 5:7; Matthew 11:28).</text:span></text:p>
      <text:p text:style-name="P7"><text:span text:style-name="T50">When you give your life to Christ, you become a child of God and a partaker of Abraham’s blessings. You become one of His heirs and a descendant of Abraham, and everything that belonged to God through Abraham is now yours. (Galatians 3:29) God’s plan is that both Gentiles and Jews who believe the Good News should share equally in the riches inherited by Abraham’s children. As they have become part of the same body, they must enjoy the promise of blessings because they belong to Christ Jesus. (Ephesians 3:6)</text:span></text:p>
      <text:p text:style-name="P7"><text:span text:style-name="T50">No one is a true Jew just because they were born of Jewish parents or because they have gone through the ceremony of circumcision. No, a true Jew is one whose heart is right with God, and also, true circumcision is not merely obeying the letter of the law; rather, it is a change of heart through the help of God's Spirit. A person with a changed heart seeks praise from God, not from people. (Romans 2:28-29)</text:span></text:p>
      <text:p text:style-name="P7"><text:span text:style-name="T50">The divine equation for solving all of life's problems is Hope + Hope = Abraham. (Romans 4:18; Hebrews 6:19; Romans 8:24) This means that whenever you have a need or a problem and seek divine intervention, all you should focus on is finding a scripture that promises to fulfil your need or problem; as a result, GOD has no choice but to command us to contend in battle against the forces of opposition and hold firmly to GOD the word you have found with all your heart. Fast and pray with that word, relying on God's sovereignty because He cannot lie. (Numbers 23:19) Also, let your optimism and expectation for what God has promised be very high. (Mark 9:23) because His word will not return to him void. (Isaiah 55:11).</text:span></text:p>
      <text:p text:style-name="P7"><text:span text:style-name="T50"> </text:span></text:p>
      <text:p text:style-name="P7"><text:span text:style-name="T50">Prayer Starter:</text:span></text:p>
      <text:p text:style-name="P7"><text:span text:style-name="T50">Father, have mercy on me for my lack of faith and help me to trust and rely on your word for the solution to all my problems because you are faithful and you care for me in Jesus' name. Thank you for answering my prayer.</text:span></text:p>
      <text:p text:style-name="P7"><text:span text:style-name="T50"> </text:span></text:p>
      <text:p text:style-name="P8"><text:span text:style-name="T51"/></text:p>
      <text:p text:style-name="P9"><text:span text:style-name="T51"/></text:p>
      <text:p text:style-name="P9"><text:span text:style-name="T52">CHAPTER 14</text:span></text:p>
      <text:p text:style-name="P9"><text:span text:style-name="T52">How to create possibility in the midst of impossibilities</text:span></text:p>
      <text:p text:style-name="P9"><text:span text:style-name="T53">"What is impossible with men, is possible with God." (Luke 18:27)</text:span></text:p>
      <text:p text:style-name="P9"><text:span text:style-name="T54">The preceding scripture emphasizes the fact that only GOD can do what no man can do for you. Men may refuse to approve your project proposal or turn deaf ears to your request, but they will never be able to stop God from releasing His blessing upon your life. That is why, when you encounter such situations with people, all you need is the knowledge of the Word of God. Also know that within you lies the omnipotent presence of the Mighty One who creates all possibilities, as it is written,<text:s/></text:span><text:span text:style-name="T55">"Greater is He that is within you than he that is in the world"</text:span><text:span text:style-name="T56"><text:s/>(1 John 4:4). This means that the power of God is greater than all problems, negative people, and circumstances on earth. You should also know that the only reality you should accept as final are the things aligned with your faith. You must see the reality of the things you have faith in with your eyes of faith before you can practically take possession of them. This is the meaning of "the substance of things hoped for, the evidence of things not seen." (Hebrew 11:1)</text:span></text:p>
      <text:p text:style-name="P9"><text:span text:style-name="T56">So, my friend, whatever situation you may be in today, know that it is GOD's will for you to have your heart's desire and be full of joy, as written in the scripture below, "Hitherto have ye asked nothing in my name: ask, and ye shall receive, that your joy may be full" (John 16:24 KJV).In order to have this prophecy fulfilled in your life, you must first and foremost repent, give your life to Christ, and look for a bible-believing church around you where you will be taught the raw word of God. You must also begin to study the Word of God to enable you to grow in your faith.</text:span></text:p>
      <text:p text:style-name="P9"><text:span text:style-name="T56">And in order to create and effectuate your own possibility, you have to make a quality decision to start walking with God in obedience. Your decision to walk with the Lord is the game changer of your destiny. It is written,<text:s/></text:span><text:span text:style-name="T57">"But seek ye first the kingdom of God and his righteousness; and all these things shall be added unto you."</text:span><text:span text:style-name="T58"><text:s/>(Matthew 6:33)<text:s/></text:span><text:span text:style-name="T59">"And every one that hath forsaken houses, or brethren, or sisters, or father, or mother, or wife, or children, or lands, for my name's sake, shall receive an hundredfold, and shall inherit everlasting life"</text:span><text:span text:style-name="T60"><text:s/>(Matthew 19:29 KJV). With this knowledge, you could decide to enter into a covenant or contract with the Lord to totally surrender to Him and also to obey Him. Please understand that God is obliged to honor His part of the covenant because He is ever faithful. For God is not a user of men but a rewarder of those who diligently seek Him.</text:span></text:p>
      <text:p text:style-name="P9"><text:span text:style-name="T60">Therefore, when you decide to seek first the interest of the kingdom of God, you permit that kingdom to reciprocate by seeking your own interest in return. He would supply all the necessary things that make life worth living and glorious for you. The reason many Christians are living their lives below the level of potential that God has ordained for them is because they have not yet discovered this truth to apply in their lives.</text:span></text:p>
      <text:p text:style-name="P9"><text:span text:style-name="T60">So, instead of waiting for someone to decide your future for you, I urge you to rise up and take action by examining your belief system. When you have carefully impregnated your heart and mind with what you desire from God, you also must go into action and manifest what God wants to accomplish with your life through the application of the Word. What does God want to accomplish with your life? In the book of 1 Timothy 2:3, the Bible says.</text:span></text:p>
      <text:p text:style-name="P9"><text:span text:style-name="T60">Now that you know God's desire is for all men to come to the knowledge of the truth, you need to get excited and get yourself busy. As you engage yourself in this pursuit consistently over time, you will arrive at the same level of breakthrough as Kenneth Copeland, Bishop David Oyedepo, and Jerry Savelle, among other men of God who are currently waxing great in the service of the Lord. The level of breakthrough these men have experienced is unparalleled by any of their contemporaries. Your reward will exceed that of these men if you seek God first. Yours will be the next! Forget about whether you are stranded or broke; use the wealth of knowledge you have acquired; go out there to win souls; and see what God will do for you!</text:span></text:p>
      <text:p text:style-name="P9"><text:span text:style-name="T60">"Whether the object of your faith is true or false, you will get the same result."<text:s/></text:span><text:span text:style-name="T61">—</text:span><text:span text:style-name="T62">Paracelsus</text:span></text:p>
      <text:p text:style-name="P9"><text:span text:style-name="T63"> </text:span></text:p>
      <text:p text:style-name="P9"><text:span text:style-name="T63">Prayer Starter:</text:span></text:p>
      <text:p text:style-name="P9"><text:span text:style-name="T63">Father, I am grateful for your presence in my life. I’m willing and available; give me wisdom and power to serve you all the days of my life, in Jesus' name. Amen.</text:span></text:p>
      <text:p text:style-name="P9"><text:span text:style-name="T63"> </text:span></text:p>
      <text:p text:style-name="P9"><text:span text:style-name="T63"> </text:span></text:p>
      <text:p text:style-name="P9"><text:span text:style-name="T63"> </text:span></text:p>
      <text:p text:style-name="P9"><text:span text:style-name="T64"/></text:p>
      <text:p text:style-name="P9"><text:span text:style-name="T64"/></text:p>
      <text:p text:style-name="P9"><text:span text:style-name="T64"/></text:p>
      <text:p text:style-name="P9"><text:span text:style-name="T64"/></text:p>
      <text:p text:style-name="P9"><text:span text:style-name="T64"/></text:p>
      <text:p text:style-name="P9"><text:span text:style-name="T64"/></text:p>
      <text:p text:style-name="P9"><text:span text:style-name="T64"/></text:p>
      <text:p text:style-name="P9"><text:span text:style-name="T64"/></text:p>
      <text:p text:style-name="P9"><text:span text:style-name="T64"/></text:p>
      <text:p text:style-name="P9"><text:span text:style-name="T64"/></text:p>
      <text:p text:style-name="P9"><text:span text:style-name="T64"/></text:p>
      <text:p text:style-name="P9"><text:span text:style-name="T64"/></text:p>
      <text:p text:style-name="P9"><text:span text:style-name="T65"> CHAPTER 5                                          </text:span></text:p>
      <text:p text:style-name="P9"><text:span text:style-name="T65">calm every storm and dry out any flood water sent to devastate you.</text:span></text:p>
      <text:p text:style-name="P9"><text:span text:style-name="T65"> </text:span></text:p>
      <text:p text:style-name="P9"><text:span text:style-name="T66">"Examine yourselves to see if you are in the faith; prove yourselves. “Know ye not your own selves? How is it that Jesus Christ is in you, except ye be reprobates?"<text:s/></text:span><text:span text:style-name="T67">(2 Cor.13:5)</text:span></text:p>
      <text:p text:style-name="P9"><text:span text:style-name="T67"> </text:span></text:p>
      <text:p text:style-name="P9"><text:span text:style-name="T67">The above topic for this note reminds me of an incident that occurred in my childhood days and is an apt illustration for this message. When I was a little boy, whenever I tried to act like a great champion, my biological mother, Mrs. Marie Mansaray, of blessed memory, would always say to me: "My son, don’t fight anyone because when I gave birth to you, you came with natural strength." "And if you increase your strength by any other means, it will not be good for anyone who will try you." I kept these words in my heart, which gave me a sense of self-awareness that I have greatness within me. There were some children of Belial who were not afraid to utter obscene and profane language against the mothers of anyone who disagreed with them. After witnessing a couple of these abuses, I made a vow that "anyone among us who would dare to utter any profanity against my mother, regardless of his age or strength, would clash with my Chuck Norris’ (my mentor at the time) power, and only my mother would be able to rescue them from my hands!"</text:span></text:p>
      <text:p text:style-name="P9"><text:span text:style-name="T67">I kept to my vow, and one day, the strongest and most notorious bully in our neighborhood, who had injured so many boys in the past, attempted to defy me. This bully, let's call him Alex, one fine day uttered profanity against my mom for something so trivial. I retaliated by knocking him off his feet and releasing Chuck Norris' power around his neck. Many people tried to rescue him, but nobody was able to disentangle him from my arms except my mother, who was summoned by onlookers to the scene of the fight to separate us. As soon as my mom got to the scene, she called me by my name and commanded me to release him. I obeyed my mother instantly and set him free. From that day onward until we all grew up, no one among my contemporaries dared to utter profanity against my parents.</text:span></text:p>
      <text:p text:style-name="P9"><text:span text:style-name="T67">Now, when it comes to the matter of overcoming every kind of adversity in life, calming down every storm, and drying out flood waters sent to devastate you, you must understand that life is warfare, and there is no buffer zone. You are either on the side of the Lord or the devil. You must have a weapon ready to respond to the attacks of the enemy. Just as I vowed to unleash "Chuck Norris'" prime against anyone who dared to abuse my mother, every child of GOD must have faith in GOD and His Word and be able to use the Word in the face of every devil attack, as it is written, "When the enemy shall come in like a flood, the Spirit of the Lord shall lift up a standard against him" (Isaiah 59:19b).</text:span><text:span text:style-name="T68">The Word of GOD is a weapon sharp enough to cut through every deception of the devil, for it is written, "For the word of God is quick, and powerful, and sharper than any two-edged sword, piercing even to the dividing asunder of soul and spirit, and of the joints and marrow, and is a discerner of the thoughts and intents of the heart"</text:span><text:span text:style-name="T69"><text:s/>(Hebrews 4:12).</text:span></text:p>
      <text:p text:style-name="P10"><text:span text:style-name="T69">To put this concept into practice, when the floodwaters of sickness and disease try to knock your feet off the ground with a doctor's diagnostic report, Luke 21:15 expects you to stand up and resist the devil, saying, "Doctor, that is the fact of your job, but I know the truth, and the truth shall set me free. “According to Deuteronomy 28:61, the diagnosis of COVID-19 or any other disease is a curse, but Galatians 3:3</text:span><text:span text:style-name="T70">–</text:span><text:span text:style-name="T71">14 tells me<text:s/></text:span><text:span text:style-name="T72">that Christ has redeemed me from the "curse of the law,</text:span><text:span text:style-name="T73">" so I cannot have "COVID-19, etc." In addition to that, it is written</text:span><text:span text:style-name="T74">, "Who his own self bare our sins in his own body on the tree, that we, being dead to sins, should live unto righteousness: by whose stripes ye were healed" (1</text:span><text:span text:style-name="T75"><text:s/>Peter 2:24). You can then continue to confess that "by</text:span><text:span text:style-name="T76"><text:s/>his stripes I am healed!"</text:span><text:span text:style-name="T77"><text:s/>This confession is not something you do once and then forget about. It's something you confess every day until your symptoms go away. That is what God intended when the Bible said,<text:s/></text:span><text:span text:style-name="T78">"Let us hold on to the confession of our hope without wavering, for He who promised is faithful."<text:s/></text:span><text:span text:style-name="T79">(Hebrews 10:23 HCSB)</text:span></text:p>
      <text:p text:style-name="P11"><text:span text:style-name="T80">The same method and energy used above to activate healing over your body can also be used in every other area of your life where storms rage. Your assignment in collaborating with God for your deliverance is to diligently search out the relevant scriptures to bring down the strongholds of the wicked against your life. By holding firmly to the word without wavering, you would wear out the enemy and obtain the victory, as it is written in John 1:44. "...and the Word became flesh and dwelt among us, (and we saw his glory, the glory of the only begotten of the Father,) full of grace and truth."</text:span></text:p>
      <text:p text:style-name="P11"><text:span text:style-name="T81"/></text:p>
      <text:p text:style-name="P11"><text:span text:style-name="T82"> </text:span></text:p>
      <text:p text:style-name="P12"><text:span text:style-name="T83">CHAPTER 6</text:span></text:p>
      <text:p text:style-name="P12"><text:span text:style-name="T84"><text:line-break/></text:span><text:span text:style-name="T85">How to bring heaven down on earth</text:span></text:p>
      <text:p text:style-name="P12"><text:span text:style-name="T86"><text:line-break/></text:span><text:span text:style-name="T87">"Thy kingdom come. Thy will be done on earth, as it is in heaven." (Mathew 6:10)</text:span></text:p>
      <text:p text:style-name="P12"><text:span text:style-name="T88"><text:line-break/></text:span><text:span text:style-name="T89">The above scripture underscores the mission of all the prophets and the good news of the Bible. "Love thy neighbor and thyself" is also the fruit of the lives of all godly people who have received God's mercy on earth and the hope for eternal life in heaven.</text:span></text:p>
      <text:p text:style-name="P12"><text:span text:style-name="T90"><text:line-break/></text:span><text:span text:style-name="T91">Love is the means by which heaven and heavenly joy can flow from the heart of the giver into that of the receiver. When you desire someone to favor you or be generous to you, you must know that someone somewhere is hoping that you will do something good for them as well. Thus, instead of waiting and wishing for others to do good for you, take the initiative and do good for others by putting a smile on their faces.</text:span></text:p>
      <text:p text:style-name="P12"><text:span text:style-name="T92"><text:line-break/></text:span><text:span text:style-name="T93">The ministry of Jesus Christ revealed to us how a heavenly person should conduct his life on earth, as it was said of Him in Acts 10:38, "How God anointed Jesus of Nazareth with the Holy Ghost and with power: who went about doing good, and healing all that were oppressed by the devil; for God was with him." Because there is no sickness, poverty, hunger, or death in heaven, Jesus brought heaven down to the people on earth! These were exactly what He gave and continues to give to the people who came into contact with Him there by fulfilling the scripture, "And God shall wipe away all tears from their eyes; and there shall be no more death, neither sorrow, nor crying, nor shall there be any more pain: for the former things are passed away." Revelation 21:4. So when a person is saved or washed in the blood of Jesus and is filled with the Holy Spirit, which is a guarantee for eternal life in heaven, then such a person should have compassion and love for other people.</text:span></text:p>
      <text:p text:style-name="P12"><text:span text:style-name="T94"><text:line-break/></text:span><text:span text:style-name="T95">However, one of the major reasons why some Christians are incapable of loving their brothers and/or showing compassion to those in need might be that they have not been washed in the blood of Jesus and filled with the Holy Spirit.</text:span></text:p>
      <text:p text:style-name="P12"><text:span text:style-name="T96"><text:line-break/></text:span><text:span text:style-name="T97">Note that the heaven on earth experience, which comes with a package of joy that knows no end, can only be released on the lives of those who are saved, blood washed, filled with the Holy Spirit, and are willing to take every opportunity to do good for others, thereby spreading happiness and accessing the joy of heaven on earth.</text:span></text:p>
      <text:p text:style-name="P12"><text:span text:style-name="T97">All men will know we are GOD's servants when we bear fruit, as it is written, "You have not chosen me, but I have chosen you, and ordained you, that you should go and bring forth fruit, and that your fruit should remain; that whatever you shall ask of the Father in my name, he may give it to you." John 15:16</text:span><text:span text:style-name="T98"><text:line-break/></text:span><text:span text:style-name="T99">I pray that God gives you a new heart to experience heaven on earth, in Jesus' name!</text:span><text:span text:style-name="T100"><text:line-break/></text:span><text:span text:style-name="T101"> </text:span></text:p>
      <text:p text:style-name="P12"><text:span text:style-name="T102"/></text:p>
      <text:p text:style-name="P12"><text:span text:style-name="T102"/></text:p>
      <text:p text:style-name="P12"><text:span text:style-name="T102"/></text:p>
      <text:p text:style-name="P12"><text:span text:style-name="T102"/></text:p>
      <text:p text:style-name="P12"><text:span text:style-name="T102"/></text:p>
      <text:p text:style-name="P12"><text:span text:style-name="T102"/></text:p>
      <text:p text:style-name="P12"><text:span text:style-name="T102"/></text:p>
      <text:p text:style-name="P12"><text:span text:style-name="T102"/></text:p>
      <text:p text:style-name="P12"><text:span text:style-name="T102"/></text:p>
      <text:p text:style-name="P12"><text:span text:style-name="T102"/></text:p>
      <text:p text:style-name="P13"><text:span text:style-name="T103"> CHAPTER 7</text:span></text:p>
      <text:p text:style-name="P13"><text:span text:style-name="T103">How do you attract a good husband or wife into your life?</text:span></text:p>
      <text:p text:style-name="P13"><text:span text:style-name="T104">"Seek and read from the book of the Lord: Not one of these shall be missing; none shall be without her mate. "For the mouth of the Lord has commanded, and his Spirit has gathered them." Isaiah 34:16 ESV</text:span></text:p>
      <text:p text:style-name="P13"><text:span text:style-name="T105">A careful reading of the preceding scripture will lead you to Genesis 2:18, where GOD said, "It is not good for the man to be alone; I will make him a suitable helper. “Thus, the life partner that God ordains for each child of God in order to live a joyful and fulfilled life to His glory has already been created and is available by divine providence. That means any prayer or supplication you make for the release of a spouse into your life is considered a priority request that cannot be denied by God. (1 John 5:14</text:span><text:span text:style-name="T106">–</text:span><text:span text:style-name="T107">15).</text:span></text:p>
      <text:p text:style-name="P13"><text:span text:style-name="T108">Hence, the person you are waiting to manifest in your life is also waiting somewhere for you to prepare to receive him or her. Some mature adults, on the other hand, find it difficult to attract the right partner into their lives at times due to the contamination of the environment around them that may attract favor to them. They sometimes end up sabotaging their own desire to receive a good partner from God. You cannot expect to attract a good relationship with someone who is a perfect complement to your calling and ministry while at the same time being entangled with an inferior mind that is virtually incompatible with your destiny.</text:span></text:p>
      <text:p text:style-name="P13"><text:span text:style-name="T108">All you have to do is keep praying and prepare yourself to perform the role you desire to play in the life of your partner. For example, if you are believing God for a godly wife, you must prepare yourself to provide a home for her and her other needs and also learn to guide and protect her. It is important as a man that you have a stable job and a sturdy income. On the other hand, the lady should mentally prepare to submit to her future husband and learn how to create a godly home, among other things.</text:span></text:p>
      <text:p text:style-name="P13"><text:span text:style-name="T108">Although the soulmate phenomenon might seem universal, there is no reference to it in the Bible at all. There are, however, examples of soul-tied relationships, most notably David and Jonathan's friendship (1 Samuel 18:1) and the Song of Solomon, which has been attributed to the relationship between the Lord Jesus Christ and the Church, which is the bride.</text:span></text:p>
      <text:p text:style-name="P13"><text:span text:style-name="T108">To enjoy a stress-free marital relationship with your partner, both of you have to die to self and look out for the best interests of the other. Believers are admonished not to<text:s/></text:span><text:span text:style-name="T109">"be unequally yoked with unbelievers</text:span><text:span text:style-name="T110">."<text:s/></text:span><text:span text:style-name="T111">"Seek ye first the kingdom of God and his righteousness</text:span><text:span text:style-name="T112">" (Matthew 6:33).</text:span></text:p>
      <text:p text:style-name="P13"><text:span text:style-name="T112">For every abusive relationship you tolerate because you think you cannot survive without it, you block the way to receiving a stress-free, pain-free, trouble-free relationship that is spiritually, financially, and psychologically rewarding, for it is written,<text:s/></text:span><text:span text:style-name="T113">"Twisted and perverse lives are surrounded by demonic influence." "If you value your soul, stay far away from them."</text:span><text:span text:style-name="T114"><text:s/>Proverbs 22:5 (The Passion Translation)</text:span></text:p>
      <text:p text:style-name="P13"><text:span text:style-name="T114">Prayer starter:</text:span></text:p>
      <text:p text:style-name="P13"><text:span text:style-name="T114">Father, in the name of Jesus Christ, I pray Isaiah 34:16 over all those who will read this note and whose time is up for settlement in marriage. O Lord, may each of them receive their respective partners and let their hearts be filled with joy. Amen</text:span></text:p>
      <text:p text:style-name="P13"><text:span text:style-name="T114"> </text:span></text:p>
      <text:p text:style-name="P14"><text:span text:style-name="T115"/></text:p>
      <text:p text:style-name="P14"><text:span text:style-name="T115"/></text:p>
      <text:p text:style-name="P14"><text:span text:style-name="T115"/></text:p>
      <text:p text:style-name="P14"><text:span text:style-name="T115"/></text:p>
      <text:p text:style-name="P14"><text:span text:style-name="T115"/></text:p>
      <text:p text:style-name="P15"><text:span text:style-name="T116">CHAPTER 8</text:span></text:p>
      <text:p text:style-name="P15"><text:span text:style-name="T116">How do you apply the skill of a lawyer to prevail with God in prayer?</text:span></text:p>
      <text:p text:style-name="P15"><text:span text:style-name="T117">"For the LORD is our judge, the LORD is our lawgiver, the LORD is our king; it is he who will save us." Isaiah 33:22</text:span></text:p>
      <text:p text:style-name="P15"><text:span text:style-name="T118">The preceding verse emphasizes GOD as our judge, lawgiver, and the One who will save us. This note will unfold the similarity between a lawyer's skill and the wisdom expected to flow out of every faithful believer to prevail in prayer with the Judge of all the earth.</text:span></text:p>
      <text:p text:style-name="P15"><text:span text:style-name="T118">"If you pray only when you are in trouble, you are indeed in trouble," as the saying goes. In the same vein, if you only desire the application of a lawyer's skill in times of controversy, then you are indeed a controversial person. But just as no man can get up in the morning and call himself a lawyer with the audacity to stand before a judge without going through the required legal education, bar examinations, and being called to practice law, Likewise, no one should expect an answer to prayer without adhering to certain fundamental Biblical principles.</text:span></text:p>
      <text:p text:style-name="P15"><text:span text:style-name="T118">Just as before a man could have the confidence to be called a lawyer, he ought to have gone through all the required legal training as stated above, so it is for a man to be confident to prevail on the prayer altar; he ought to repent of his sins and turn from every wicked way, because the word of God says in Psalm 66:18,<text:s/></text:span><text:span text:style-name="T119">"If I regard iniquity in my heart, the Lord will not hear me."</text:span></text:p>
      <text:p text:style-name="P15"><text:span text:style-name="T120">No lawyer worth his or her salt would represent his or her client timidly before a judge in court. He or she would not go begging or plead for mercy once he or she knew that they had a good case. Not at all!  A good lawyer is always confident and would carry himself as such because he or she is well prepared to argue out the case with solid proofs. He or she may have conducted specific research related to the case at hand, using both local and international evidence. He or she boldly pleads the cause of his or her client with solid evidence and statutes, may quote some part of his country’s constitution and/or international laws where necessary, and may cite previous similar cases where judgement was given in favor of others. With the above plea, a good, bold, and confident lawyer would then demand that the court rule in favor of his or her client.</text:span></text:p>
      <text:p text:style-name="P15"><text:span text:style-name="T120">In lieu of the above, the judge would love to hear an objection from the prosecutor, but if the prosecutor did not object to the counsel for the accused, the judge could call for a recess to confer with his books and see if the law agreed with the position of the lawyer for the accused. The judge might dismiss the case and set the accused free.</text:span></text:p>
      <text:p text:style-name="P15"><text:span text:style-name="T120">In the same vein, when you, as a believer, stand to pray concerning a need in your life, you must not go to God lamenting and crying. You must go to your Father on your prayer altar with confidence by building your case based on the word of God. God says we should</text:span><text:span text:style-name="T121">, "Come, let us plead together; declare thou that thou mayest be justified"</text:span><text:span text:style-name="T122"><text:s/>(Isa. 43:26). You build your case by searching through the Bible to find promises relevant to your need and giving God no rest in prayer until He settles your case (Luke 18:1</text:span><text:span text:style-name="T123">–</text:span><text:span text:style-name="T124">8). You are required to quote scriptures that agree with your need in the name of Jesus Christ. (John 16:23</text:span><text:span text:style-name="T125">–</text:span><text:span text:style-name="T126">24), just as the lawyer can plead the case of his client according to written statutes and prevail with the judge. You can also remind God of His word and claim it in the name of Jesus.</text:span></text:p>
      <text:p text:style-name="P15"><text:span text:style-name="T127"> </text:span></text:p>
      <text:p text:style-name="P15"><text:span text:style-name="T128"> </text:span></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29"/></text:p>
      <text:p text:style-name="P15"><text:span text:style-name="T130">CHAPTER 9</text:span></text:p>
      <text:p text:style-name="P15"><text:span text:style-name="T130">How to use your mouth and wisdom constructively</text:span></text:p>
      <text:p text:style-name="P15"><text:span text:style-name="T131"> "For I will give you a mouth and wisdom, which all your adversaries shall not be able to gainsay nor resist." Luke 21:15</text:span></text:p>
      <text:p text:style-name="P16"><text:span text:style-name="T132">God says, in the above scripture, that He has given you a mouth and a wisdom so it is time to use it. Declare boldly whatever you see in the word of God and you will have it!<text:s text:c="2"/>He told Abraham  "<text:s/></text:span><text:span text:style-name="T133">“For all the land which thou seest, to thee will I give it, and to thy seed forever."<text:s text:c="2"/></text:span><text:span text:style-name="T134">You have been voiceless for far long!<text:s text:c="2"/>You have gathered a lot of seeds (the word of God), but you have not sown them, instead, you are crying and weeping for fruits. From this day onward, you must declare whatever you see from the Word with all your heart and you shall possess it; as it is written,<text:s/></text:span><text:span text:style-name="T135">" For verily I say unto you, That whosoever shall say unto this mountain, Be thou removed, and be thou cast into the sea; and shall not doubt in his heart, but shall believe that those things which he saith shall come to pass; he shall have whosoever he saith"</text:span><text:span text:style-name="T136"><text:s/>Mark 11:23.</text:span></text:p>
      <text:p text:style-name="P16"><text:span text:style-name="T136"> Moreover, as your heart incites good matters, you need to explode in prophecy thereby establishing the things your heart is full of. That is how it is done. It is wisdom that every time light breaks forth in your heart, you must begin to call the things that ought to be. The Bible said Abraham called those things which be not as though they were,  as it is written,  </text:span><text:span text:style-name="T137">“I have made thee a father of many nations,  before him whom he believed,  even God,  who quickeneth the dead,  and calleth those things which be not as though they were"</text:span><text:span text:style-name="T138"><text:s/>Romans 4:7. Open your mouth wide and shout down sickness, shout down poverty, shout down witchcraft and shout down occultic powers!<text:s text:c="2"/>It is the wisdom of God wisdom that you shout down whatever negative things that you do not want to see in your life, family, etc. and shout up what you want to see. “</text:span><text:span text:style-name="T139">Behold, I have given you a mouth and wisdom, that none of your adversaries can resist nor gainsay.</text:span><text:span text:style-name="T140">” God has given you a mouth and it is His gift for your victory and triumph. God said, </text:span><text:span text:style-name="T141">“I have committed all judgement into your hand</text:span><text:span text:style-name="T142">.” God is not committed to perform what you have not spoken, thus I admonish you to SPEAK out the Word concerning your situation boldly!</text:span></text:p>
      <text:p text:style-name="P16"><text:span text:style-name="T142">My brother, my sister, receive grace! Receive inner strength!...and from today, nothing that God has said would be too heavy for your mouth to say. Peace in the home is your heritage and you will have it! Your heritage is an outstanding success, and that would be your portion! Your heritage is abundance and that would not elude you! Whatever is declared as your heritage in the Word of God, you must shout it on the rooftop!</text:span></text:p>
      <text:p text:style-name="P17"><text:span text:style-name="T143"> Confession:</text:span></text:p>
      <text:p text:style-name="P18"><text:span text:style-name="T144"> I have entered on board the flight of the winning wisdom! Right now, I receive mental dignity upon my life and I would begin to manifest God's wisdom in a way that will amaze all my contemporaries! Any step I take in life, from now, would be a surprise to all who are looking at me! I will not be found in low places! I will never be a victim of circumstances anymore, in Jesus' precious name!</text:span></text:p>
      <text:p text:style-name="P19"><text:span text:style-name="T144"> </text:span></text:p>
      <text:p text:style-name="P20"><text:span text:style-name="T145"/></text:p>
      <text:p text:style-name="P20"><text:span text:style-name="T145"/></text:p>
      <text:p text:style-name="P20"><text:span text:style-name="T145"/></text:p>
      <text:p text:style-name="P20"><text:span text:style-name="T145"/></text:p>
      <text:p text:style-name="P20"><text:span text:style-name="T145"/></text:p>
      <text:p text:style-name="P20"><text:span text:style-name="T145"/></text:p>
      <text:p text:style-name="P21"><text:span text:style-name="T146">CHAPTER 10</text:span></text:p>
      <text:p text:style-name="P21"><text:span text:style-name="T146">How do you experience God as a soul lover?</text:span></text:p>
      <text:p text:style-name="P21"><text:span text:style-name="T146">With the exception of the Apostle Paul and a few other Godly men, you may not fully comprehend the depth of GOD's love for your soul until you have firsthand experience of being a good, zealous partner in a happy matrimonial home.For it is written, "</text:span><text:span text:style-name="T147">Thus saith the LORD of hosts; I was jealous for Zion with great jealousy, and I was jealous for her with great fury" (Zechariah</text:span><text:span text:style-name="T148"><text:s/>8:2).</text:span></text:p>
      <text:p text:style-name="P21"><text:span text:style-name="T148">Regardless of God's attitude towards man, the past, present, and most likely future relationships between GOD and mankind will be characterised by multiple levels of association and dissociation.Some people are comfortable being regarded as children of God, and so they are sons and daughters of the Almighty (2 Cor. 6:18); some people are comfortable seeing themselves as servants of God, and they are men and women of God (Matthew 24:45</text:span><text:span text:style-name="T149">–</text:span><text:span text:style-name="T150">46). Yet still, some people see themselves as friends of God (Isaiah 41:8). However, I would like to focus on the general category of those regarded as the bride of Christ, as it is written,<text:s/></text:span><text:span text:style-name="T151">"For we are members of his body, of his flesh, and of his bones." For this reason, a man will leave his father and mother and be united to his wife, and they will become one flesh."This is a great mystery; but I speak concerning Christ and the church."</text:span><text:span text:style-name="T152"><text:s/>(Ephesians 5:32)</text:span></text:p>
      <text:p text:style-name="P21"><text:span text:style-name="T153">The fifth chapter of the book of Ephesians above gives us an understanding of the similarity between a husband-and-wife relationship and the kind of relationship between the Lord Jesus and His Church. I would have loved to title this note "How to be Married to God," but my intellect and understanding are so limited that I'm not sure how to reconcile that with those who might be tempted to engage in sacrilegious thought by asking, "How can a natural man marry to God?"Thus, I chose to modify the topic by asking how to experience God as a lover of your soul. By reason of the above clarification, I would like to elaborate on how to be married to God, and by this act, I can succinctly present what I intended to do by the revelation I received before I sat down to write this note.</text:span></text:p>
      <text:p text:style-name="P21"><text:span text:style-name="T153">To be married to God is the destiny of the Church at the inception of being born again, for it is written,<text:s/></text:span><text:span text:style-name="T154">"Let us be glad and rejoice, and give honour to him; for the marriage of the Lamb is come, and his wife has made herself ready." And it was granted to her that she should be dressed in fine linen, clean and white, because fine linen represents the righteousness of saints.And he said unto me, "Write, blessed are they who are called unto the marriage supper of the Lamb." And he said unto me, "These are the true sayings of God"</text:span><text:span text:style-name="T155"><text:s/>(Rev. 7</text:span><text:span text:style-name="T156">–</text:span><text:span text:style-name="T157">9). Now, when we read that "</text:span><text:span text:style-name="T158">a man shall leave his father and mother, and cleave to his wife, and the two shall become one flesh"<text:s/></text:span><text:span text:style-name="T159">(Gen. 2:24), it means that being born-again is likened to a wedding day between you and Christ Jesus! Thus, you must depart from your former ways of thinking and belief systems, refraining from practising your former idol worship culture, false religion, or demonic tradition that you might have inherited from your parents. You must rather cleave to the study of your Bible to renew your mind and grow in the knowledge of the lover of your soul, according to Joshua 1:8 and Romans 12:1-2.</text:span></text:p>
      <text:p text:style-name="P21"><text:span text:style-name="T160">This would enable you to become one flesh with God, just as a man becomes one flesh with his wife. It means that instead of seeking solutions from other sources, including the devil through voodooism, which is tantamount to adultery in GOD's eyes (imagine what adultery means against a devoted husband), or allowing the issue to weigh you down to the point of destroying your peace of mind,You should study to find a promise in the Word of God that relates to your issue, believe it, hold on to it, and confess it day and night until you and the Word become one. This is how you become one flesh with him, as it is written in John 1:34,<text:s/></text:span><text:span text:style-name="T161">"And the Word became flesh and dwelled among us; and we beheld his glory...<text:s/></text:span><text:span text:style-name="T162">May the Lord give us understanding!</text:span></text:p>
      <text:p text:style-name="P21"><text:span text:style-name="T162">We can infer from the above that a good wife rejoices the heart of her husband through submission and devotion, which always motivates the husband to go the extra mile in providing comfort for his wife. In the same way, every true believer rejoices in Christ Jesus by consistently walking in submission to the Lord's instructions and advancing the interests of His kingdom. By doing so, it leaves the Lord with no choice but to baptise a devoted believer in accordance with Matthew 6:33. Oh glory, praise the Lord!</text:span></text:p>
      <text:p text:style-name="P21"><text:span text:style-name="T162"> </text:span></text:p>
      <text:p text:style-name="P21"><text:span text:style-name="T162">Prayer starter:</text:span></text:p>
      <text:p text:style-name="P21"><text:span text:style-name="T162">Father, thank you for choosing me before the foundation of the world to be your beloved. Oh Lord, I am just a man or woman; help me to know you more and do the things that please you so that I may find favour in your sight. Amen</text:span></text:p>
      <text:p text:style-name="P22"><text:span text:style-name="T163"/></text:p>
      <text:p text:style-name="P23"><text:span text:style-name="T164"> </text:span></text:p>
      <text:p text:style-name="P23"><text:span text:style-name="T165"> </text:span></text:p>
      <text:p text:style-name="P24"><text:span text:style-name="T166"/></text:p>
      <text:p text:style-name="P24"><text:span text:style-name="T166"/></text:p>
      <text:p text:style-name="P24"><text:span text:style-name="T166"/></text:p>
      <text:p text:style-name="P24"><text:span text:style-name="T166"/></text:p>
      <text:p text:style-name="P24"><text:span text:style-name="T166"/></text:p>
      <text:p text:style-name="P24"><text:span text:style-name="T166"/></text:p>
      <text:p text:style-name="P24"><text:span text:style-name="T166"/></text:p>
      <text:p text:style-name="P24"><text:span text:style-name="T166"/></text:p>
      <text:p text:style-name="P24"><text:span text:style-name="T166"/></text:p>
      <text:p text:style-name="P24"><text:span text:style-name="T166"/></text:p>
      <text:p text:style-name="P25"><text:span text:style-name="T166"/></text:p>
      <text:p text:style-name="P25"><text:span text:style-name="T167">CHAPTER 11</text:span></text:p>
      <text:p text:style-name="P25"><text:span text:style-name="T167">How to be in the image and likeness of God</text:span></text:p>
      <text:p text:style-name="P25"><text:span text:style-name="T168">"And GOD said, Let us make man in our image, after our likeness, and give them dominion over the earth."</text:span><text:span text:style-name="T169">(Genesis 1:26 KJV)</text:span></text:p>
      <text:p text:style-name="P25"><text:span text:style-name="T169">The above scripture underscores that man was created in the image and likeness of God! However, experience reveals that although everybody seems to have been created in the image of God, not everyone is living in the likeness of God. We may be wondering and asking ourselves, "How can a person be in the image and likeness of God and at the same time be what the LORD created man to be?" The apostle Paul, in his writings to the Corinthians, helped us answer this question in the Book of 1 Cor. 6:17, where he wrote,<text:s/></text:span><text:span text:style-name="T170">"He who has joined himself to the LORD is one spirit."</text:span><text:span text:style-name="T171"><text:s/>What the one spirit here means is that because we have accepted Christ Jesus into our hearts and are saved and filled with the Holy Spirit, our thoughts and actions should no longer be governed by our old, natural way of thinking like the average natural human being. Our thoughts and actions should now be in alignment with the Word. We are to be imitators of God Almighty!</text:span></text:p>
      <text:p text:style-name="P25"><text:span text:style-name="T171">The prophet Isaiah prophesied about the life of the child of GOD in the Book of Isaiah 61:1, where he says that</text:span><text:span text:style-name="T172">, "The Spirit of the Lord GOD is upon me; because the LORD hath anointed me to preach good tidings unto the meek; he hath sent me to bind up the brokenhearted, to proclaim liberty to the captives, and the opening of prison to them that are bound."<text:s/></text:span><text:span text:style-name="T173">You got it right! When a man declares himself to be a child of God, his character and way of life should be a source of comfort for the brokenhearted and a source of relief for those who are suffering from affliction, sorrow, and pain.A child of God is not permitted by heaven to do or say anything that will bring pain and suffering to any other human being! Every child of God is commissioned to bring healing, comfort, hope, joy, peace, and salvation that exist in the Kingdom of God to those who live in darkness.</text:span></text:p>
      <text:p text:style-name="P25"><text:span text:style-name="T173">If you have been living your life by pontificating around as a child of God while at the same time inflicting emotional, psychological, and physical pain and suffering on others by your actions, STOP IT RIGHT NOW!<text:s/></text:span><text:span text:style-name="T174">For it is written, "Every tree that bringeth not forth good fruit is hewn down, and cast into the fire"</text:span><text:span text:style-name="T175"><text:s/>(Matthew 7:19 KJV); May you, therefore, be the good tree that brings forth good fruits, in Jesus' name!</text:span></text:p>
      <text:p text:style-name="P25"><text:span text:style-name="T175"> Prayer Starter:</text:span></text:p>
      <text:p text:style-name="P25"><text:span text:style-name="T175">Father, have mercy upon me and forgive my sins and wipe out my transgressions by the Blood of Jesus. O Lord, help me to live my life so that others may see you in me and give glory to you. Amen.</text:span></text:p>
      <text:p text:style-name="P25"><text:span text:style-name="T175"> </text:span></text:p>
      <text:p text:style-name="P26"><text:span text:style-name="T176"/></text:p>
      <text:p text:style-name="P26"><text:span text:style-name="T176"/></text:p>
      <text:p text:style-name="P27"><text:span text:style-name="T177"> </text:span></text:p>
      <text:p text:style-name="P27"><text:span text:style-name="T177">Chapter 12</text:span></text:p>
      <text:p text:style-name="P27"><text:span text:style-name="T177">What is the best way to walk on water?</text:span></text:p>
      <text:p text:style-name="P27"><text:span text:style-name="T178">"But when he saw the wind boisterous, he was afraid; and beginning to sink, he cried, saying, Lord, save me."<text:s/></text:span><text:span text:style-name="T179">Matthew 14:30</text:span><text:span text:style-name="T180">–</text:span><text:span text:style-name="T181">31 (KJV)</text:span></text:p>
      <text:p text:style-name="P27"><text:span text:style-name="T182">When you examine the above scripture carefully, you will discover that it is neither a myth nor a legend but an eyewitness account of the Son of God who once lived on earth and actually walked on water! However, we should realise that the act of walking on water alone literally would not mean anything to us if it were done to prove a point that Jesus had supernatural powers to walk on water. Therefore, we may deduce that walking on water in contemporary terms is a metaphor used by the writer of the gospel to convey spiritual truth to us.</text:span></text:p>
      <text:p text:style-name="P27"><text:span text:style-name="T182">Now having removed this ambiguity around the exegesis of the narrative, we may ask ourselves this question: "How can a man walk on water?" Walking on water is equivalent to walking in the supernatural, and walking in the supernatural implies that we do not live our lives solely through what we perceive with our five senses.We are required by God to evolve into the sophisticated creature who has been created in the image and likeness of God (Genesis 1:26). Further, we must be fully aware that we are not nonentities but a "god" in an earthen vessel, as it is written,<text:s/></text:span><text:span text:style-name="T183">"I have said you are gods, and all of you are children of the Most High"</text:span><text:span text:style-name="T184"> (Psalm 82:6).</text:span></text:p>
      <text:p text:style-name="P27"><text:span text:style-name="T184">Just as the cub of a lion is a lion, and the son of a sheep is a sheep, so is the child of God. The son of God is required to imbibe certain characteristics of God that distinguish him from ordinary creatures such as gods and goddesses. The thing that differentiates man from other creatures is his ability to have fellowship with his Creator, and this is the reason why the Word of GOD came into the world to metamorphose man into his full capability to function as GOD.</text:span></text:p>
      <text:p text:style-name="P27"><text:span text:style-name="T184">So, walking on water is the ability of man to believe in God and truly accept His Word as definitive in all situations, not what his five senses validate or the doctor's negative report, which are always contradictory. For this reason, man was admonished not to<text:s/></text:span><text:span text:style-name="T185">live on bread alone, but by every inspired word that comes from the mouth of God</text:span><text:span text:style-name="T186"><text:s/>(Matthew 4:4). For example, when God says you are blessed, your five senses and the devil, who manipulates events around them, could at times prove the contrary to you! We should not be like Peter in our opening scripture above, who started to walk on water at the command of Jesus but began to sink when his focus shifted to the boisterous weather. We must stay focused on Jesus, no matter the situation.</text:span></text:p>
      <text:p text:style-name="P27"><text:span text:style-name="T186">Peter's situation above could be compared to a man who had consumed a plethora of scriptures confirming that "he is blessed of the Lord," but chose to focus on his temporary situation of being unable to find work to feed his family and other life challenges. As he focuses on the negative prevailing situation instead of the Word, he could conclude that he must have been cursed and might begin to sink in life just as Peter did. Unfortunately, this is how many believers sunk their ships. They focused on the deception of the devil that inundated their souls through their five senses with adverse circumstances. That notwithstanding, the purpose of Satan, as recorded in the Book of John 10:10, is to kill and destroy. Job's adversity, in which he was constantly bombarded with devastating news that afflicted his body, spirit, and soul through the five senses, is a typical example. See Job 1:1</text:span><text:span text:style-name="T187">–</text:span><text:span text:style-name="T188">22.</text:span></text:p>
      <text:p text:style-name="P27"><text:span text:style-name="T189">God is looking for sons and daughters who will believe His word and not the lies of the devil through what they see, feel, and hear! One thing that is sure and cannot be changed is that God is faithful and cannot lie! He desires all men to stand firm on the authority of His word and consequently experience His faithfulness, so they would be able to walk on water and live in the supernatural. When the enemy comes in like a flood to devastate your heart and soul with bad news, you must stand and affirm the scriptures, for Isaiah 41:10 (KJV) admonishes that we should<text:s/></text:span><text:span text:style-name="T190">"fear thou not; for I am with thee; be not dismayed; for I am thy God: I will strengthen thee; yea, I will help thee; yea, I will uphold thee with the right hand of my righteousness."</text:span></text:p>
      <text:p text:style-name="P27"><text:span text:style-name="T191"> </text:span></text:p>
      <text:p text:style-name="P27"><text:span text:style-name="T191">Prayer Starter:</text:span></text:p>
      <text:p text:style-name="P27"><text:span text:style-name="T191">Father, in the name of the Lord Jesus Christ, I pray for every soul reading this who is going through difficult times in their life. Lord, stretch out Your right hand and rescue them! Send a word to each and everyone. Let every afflicted, battered, and shattered soul be rescued today. In Jesus' name, I pray. Amen.</text:span></text:p>
      <text:p text:style-name="P27"><text:span text:style-name="T191"> </text:span></text:p>
      <text:p text:style-name="P27"><text:span text:style-name="T192"/></text:p>
      <text:p text:style-name="P27"><text:span text:style-name="T192"/></text:p>
      <text:p text:style-name="P27"><text:span text:style-name="T192"/></text:p>
      <text:p text:style-name="P27"><text:span text:style-name="T192"/></text:p>
      <text:p text:style-name="P27"><text:span text:style-name="T192"/></text:p>
      <text:p text:style-name="P27"><text:span text:style-name="T192"/></text:p>
      <text:p text:style-name="P27"><text:span text:style-name="T192"/></text:p>
      <text:p text:style-name="P27"><text:span text:style-name="T192"/></text:p>
      <text:p text:style-name="P27"><text:span text:style-name="T192"/></text:p>
      <text:p text:style-name="P28"><text:span text:style-name="T193"><text:s/>Chapter 13</text:span></text:p>
      <text:p text:style-name="P28"><text:span text:style-name="T193"> </text:span></text:p>
      <text:p text:style-name="P28"><text:span text:style-name="T193">Prayer for upgrading your identity: singular version</text:span></text:p>
      <text:p text:style-name="P28"><text:span text:style-name="T193"> </text:span></text:p>
      <text:p text:style-name="P28"><text:span text:style-name="T193">Father, in the name of Jesus Christ, I thank You for calling, choosing, blessing, and favoring me; You are worthy of my worship and adoration because I am anointed, appointed, and set apart for significant use in Your house! I am predestined, placed, purposed, and in position for such a time as this!</text:span></text:p>
      <text:p text:style-name="P28"><text:span text:style-name="T193"> </text:span></text:p>
      <text:p text:style-name="P28"><text:span text:style-name="T193">Father, in the name of Jesus Christ and by the power of the Holy Ghost, I pray that you empower me to take my rightful place in destiny!</text:span></text:p>
      <text:p text:style-name="P28"><text:span text:style-name="T193"> </text:span></text:p>
      <text:p text:style-name="P28"><text:span text:style-name="T193">Father, in the name of Jesus Christ and by the anointing of the Holy Ghost, I pray, break, lift, and shatter everything that hinders me from living a purpose-driven life!</text:span></text:p>
      <text:p text:style-name="P28"><text:span text:style-name="T193"> </text:span></text:p>
      <text:p text:style-name="P28"><text:span text:style-name="T193">Father, in the name of Jesus Christ, I pray you upgrade my identity!</text:span></text:p>
      <text:p text:style-name="P28"><text:span text:style-name="T193"> </text:span></text:p>
      <text:p text:style-name="P28"><text:span text:style-name="T193">Father, in the name of Jesus Christ, I pray that you set crooked paths straight before me!</text:span></text:p>
      <text:p text:style-name="P28"><text:span text:style-name="T193"> </text:span></text:p>
      <text:p text:style-name="P28"><text:span text:style-name="T193">In the name of Jesus Christ, Father, I ask that you replace the lies my enemies have told about me with the truth!</text:span></text:p>
      <text:p text:style-name="P28"><text:span text:style-name="T193"> </text:span></text:p>
      <text:p text:style-name="P28"><text:span text:style-name="T193">Father, in the name of Jesus Christ, you have revealed demonic plots against me!</text:span></text:p>
      <text:p text:style-name="P28"><text:span text:style-name="T193"> </text:span></text:p>
      <text:p text:style-name="P28"><text:span text:style-name="T193">Father, in the name of Jesus Christ, I pray that you remove every generational curse that still exists in my bloodline!</text:span></text:p>
      <text:p text:style-name="P28"><text:span text:style-name="T193"> </text:span></text:p>
      <text:p text:style-name="P28"><text:span text:style-name="T193">In the name of Jesus Christ, I claim back my confidence! I am redeemed from confusion! I am healed of old hurts! My soul has been restored!</text:span></text:p>
      <text:p text:style-name="P28"><text:span text:style-name="T193"> </text:span></text:p>
      <text:p text:style-name="P28"><text:span text:style-name="T193">Father, in the name of Jesus Christ, reveal my divine authority and enlarge my capacity! He clothed me with power and affirmed my position in Christ!</text:span></text:p>
      <text:p text:style-name="P28"><text:span text:style-name="T193"> </text:span></text:p>
      <text:p text:style-name="P28"><text:span text:style-name="T193">Father, in the name of Jesus Christ, shatter ceilings of self-doubt that have limited my expansion! Demolish the strongholds that have kept me stuck in sin!</text:span></text:p>
      <text:p text:style-name="P28"><text:span text:style-name="T193"> </text:span></text:p>
      <text:p text:style-name="P28"><text:span text:style-name="T193">Father, in the name of Jesus Christ, deliver me from the fear of men that has kept me from expressing my voice.</text:span></text:p>
      <text:p text:style-name="P28"><text:span text:style-name="T193"> </text:span></text:p>
      <text:p text:style-name="P28"><text:span text:style-name="T193">Father, in the name of Jesus Christ, set me free from the shame of the past that has kept me contained and confined.</text:span></text:p>
      <text:p text:style-name="P28"><text:span text:style-name="T193"> </text:span></text:p>
      <text:p text:style-name="P28"><text:span text:style-name="T193">Father, in the name of Jesus Christ, I cancel the power of words and curses that have hindered my advancement!</text:span></text:p>
      <text:p text:style-name="P28"><text:span text:style-name="T193"> </text:span></text:p>
      <text:p text:style-name="P28"><text:span text:style-name="T193">Father, in the name of Jesus Christ, deliver me from every poverty mindset that keeps me from experiencing abundance provision! Amen</text:span></text:p>
      <text:p text:style-name="P28"><text:span text:style-name="T193"> </text:span></text:p>
      <text:p text:style-name="P28"><text:span text:style-name="T194"/></text:p>
      <text:p text:style-name="P28"><text:span text:style-name="T194"/></text:p>
      <text:p text:style-name="P28"><text:span text:style-name="T194"/></text:p>
      <text:p text:style-name="P28"><text:span text:style-name="T195">CHAPTER 14</text:span></text:p>
      <text:p text:style-name="P28"><text:span text:style-name="T195"> </text:span></text:p>
      <text:p text:style-name="P28"><text:span text:style-name="T195">Prayer that activates the goodness and faithfulness of God in your life:</text:span></text:p>
      <text:p text:style-name="P28"><text:span text:style-name="T195"> </text:span></text:p>
      <text:p text:style-name="P28"><text:span text:style-name="T195">"O give thanks unto the LORD; for he is good; for his mercy endureth for ever." 1 Psalm 136</text:span></text:p>
      <text:p text:style-name="P28"><text:span text:style-name="T195"> </text:span></text:p>
      <text:p text:style-name="P28"><text:span text:style-name="T195">Father, in the name of Jesus, I love you, God!</text:span></text:p>
      <text:p text:style-name="P28"><text:span text:style-name="T195"> </text:span></text:p>
      <text:p text:style-name="P28"><text:span text:style-name="T195">Father, in the name of Jesus Christ, may those who seek my life for evil die! For it is written, "But they that seek my soul to destroy shall go down into the bottom of the earth."</text:span></text:p>
      <text:p text:style-name="P28"><text:span text:style-name="T195"> </text:span></text:p>
      <text:p text:style-name="P28"><text:span text:style-name="T195">Father, in the name of Jesus Christ, I pray. Release Your goodness and mercy to encapsulate me everywhere I go! For it is written, "Surely goodness and mercy shall follow me all the days of my life!"</text:span></text:p>
      <text:p text:style-name="P28"><text:span text:style-name="T195"> </text:span></text:p>
      <text:p text:style-name="P28"><text:span text:style-name="T195">Father, in the name of Jesus Christ, I beseech You to make all grace abound towards me, so that I may do all good works!For it is written, "God will make all grace abound towards you."</text:span></text:p>
      <text:p text:style-name="P28"><text:span text:style-name="T195"> </text:span></text:p>
      <text:p text:style-name="P28"><text:span text:style-name="T195">Father, in the name of Jesus Christ, bless me and let Your favour surround me like a shield! For it is written, "For thou, oh Lord, will bless the right; with favour will thou compass him about as with a shield!"</text:span></text:p>
      <text:p text:style-name="P28"><text:span text:style-name="T195"> </text:span></text:p>
      <text:p text:style-name="P28"><text:span text:style-name="T195">Father, in the name of Jesus Christ, I release You as the Lion of the Tribe of Judah against all my adversaries to fight for me as I hold my peace!</text:span></text:p>
      <text:p text:style-name="P28"><text:span text:style-name="T195"> </text:span></text:p>
      <text:p text:style-name="P28"><text:span text:style-name="T195">Father, in the name of Jesus Christ, I pray that you would perfect that which concerns me by virtue of your mercy. For it is written, "The Lord will perfect that which concerns me!"</text:span></text:p>
      <text:p text:style-name="P28"><text:span text:style-name="T195"> </text:span></text:p>
      <text:p text:style-name="P28"><text:span text:style-name="T195">Father, in the name of Jesus Christ, go before me and level every mountain ahead of me! And let every valley be exalted, and every rough place be made smooth!</text:span></text:p>
      <text:p text:style-name="P28"><text:span text:style-name="T195"> </text:span></text:p>
      <text:p text:style-name="P28"><text:span text:style-name="T195">Father, in the name of Jesus Christ, bless me when I come in, and bless me when I go out! Because it is written, "Bless thou when thou comest in, and bless thou when thou goest out!"</text:span></text:p>
      <text:p text:style-name="P28"><text:span text:style-name="T195"> </text:span></text:p>
      <text:p text:style-name="P28"><text:span text:style-name="T195">Father, in the name of the Lord Jesus Christ, I beseech You to supply all my needs according to Your glorious riches! For it is written, "My God shall supply all your needs according to his riches in glory by Christ Jesus."</text:span></text:p>
      <text:p text:style-name="P28"><text:span text:style-name="T195"> </text:span></text:p>
      <text:p text:style-name="P28"><text:span text:style-name="T195">Father, in the name of Jesus Christ, I beseech you to strengthen and settle me now that the battle has been won! For it is written, "The God of all consolation, who has called us into eternal purpose in Christ, after he has suffered for a little while, will establish, strengthen, and settle you."</text:span></text:p>
      <text:p text:style-name="P28"><text:span text:style-name="T195"> </text:span></text:p>
      <text:p text:style-name="P28"><text:span text:style-name="T195">Father, in the name of the Lord Jesus Christ, I ask You to bless me, as You have promised that I may lend to many but borrow from none!</text:span></text:p>
      <text:p text:style-name="P28"><text:span text:style-name="T195"> </text:span></text:p>
      <text:p text:style-name="P28"><text:span text:style-name="T195">Father, in the name of Jesus Christ, I beseech You to stretch Your mighty arm and free me from everything that confines and limits me below, and to raise me to the top! For it is written, "Thou shalt be above only and not beneath!"</text:span></text:p>
      <text:p text:style-name="P28"><text:span text:style-name="T195"> </text:span></text:p>
      <text:p text:style-name="P28"><text:span text:style-name="T195">Father, in the name of Jesus Christ, I beseech you to preserve and keep me alive, so that I may bless the earth and live up to my enemies' expectations! "The Lord will bless and keep alive," it says, "and he shall bless the earth and will him to the desires of his enemies."</text:span></text:p>
      <text:p text:style-name="P28"><text:span text:style-name="T195"> </text:span></text:p>
      <text:p text:style-name="P28"><text:span text:style-name="T195">CHAPTER 15</text:span></text:p>
      <text:p text:style-name="P28"><text:span text:style-name="T195"> </text:span></text:p>
      <text:p text:style-name="P28"><text:span text:style-name="T195">What is it that most entices God to bestow His blessing on your life?</text:span></text:p>
      <text:p text:style-name="P28"><text:span text:style-name="T195"> </text:span></text:p>
      <text:p text:style-name="P28"><text:span text:style-name="T195">When it comes to what it is that impresses God the most, in a bid to dispense His blessing on any believer, this is also synonymous with the question, "What does it take to receive a blessing from God?" Now, just as the Apostle Paul exhorts all believers to examine themselves to see if they are in the faith (2 Cor. 13:5),In the same way, God is aware that no man can come up with a better plan for us than the one He has prepared for each of us (Jeremiah 29:11). As a matter of fact, no man can be better to us than God is. The ultimate origin of the word "good" itself is derived from God. God is good all the time, and whatever instruction He gives to anyone of us is for our uplifting and prosperity (Psalm 35:27).</text:span></text:p>
      <text:p text:style-name="P28"><text:span text:style-name="T195"> </text:span></text:p>
      <text:p text:style-name="P28"><text:span text:style-name="T195">The thing that most impresses God to bestow His blessing on anyone is our heart and mental agreement to obey His command, as well as our utmost effort in resisting ungodliness in obeying Him.And even if ultimately we are not able to carry out His instructions practically as He intended, But as much as He can see through our hearts that our desires are to please Him, He will accept that effort as faith and still bless us. For it is written, "But to him that worketh not, but believeth on him that justifieth the ungodly, his faith is counted for righteousness" (Romans 4:5).</text:span></text:p>
      <text:p text:style-name="P28"><text:span text:style-name="T195"> </text:span></text:p>
      <text:p text:style-name="P28"><text:span text:style-name="T195">The story of Abraham is a perfect example. When God asks Abraham if he will glorify the blessing more than He, the blessor, He tested Abraham by asking him to sacrifice his son, Isaac (Gen. 22:2). And Abraham passed the test when he willingly put aside all other considerations and decided to carry out God's instruction without any delay. Abraham had to travel for three days to find the right location to perform the sacrifice. God did that to give Abraham the opportunity to thoroughly examine himself and determine whether he was willing to do what God asked him to do without staggering or not. And because Abraham proved to God that obeying His command was more delightful to his heart and soul than the pleasure from God's blessing, God was massively impressed and had to take an oath to bless Abraham as it is written,</text:span></text:p>
      <text:p text:style-name="P28"><text:span text:style-name="T195"> </text:span></text:p>
      <text:p text:style-name="P28"><text:span text:style-name="T195">"And said, By myself have I sworn, saith the LORD, for because thou hast done this thing, and hast not withheld thy son, thine only son, that in blessing I will bless thee, and in multiplying I will multiply thy seed as the stars of the heaven, and as the sand which is upon the sea shore; and thy seed shall possess the gate of his enemies." (Genesis 22:16</text:span><text:span text:style-name="T196">–</text:span><text:span text:style-name="T197">17)</text:span></text:p>
      <text:p text:style-name="P28"><text:span text:style-name="T198"> </text:span></text:p>
      <text:p text:style-name="P28"><text:span text:style-name="T198">Do you want a sworn blessing from God to answer on your life and the lives of your family for many years to come, just like Abraham? The answer lies in obeying God's commands that are already available to you, i.e., to go into all the world and make disciples (Mark 16:15). And you have this instruction at your disposal. Do you long for God's blessing to manifest in your life? Therefore, just as God blessed Abraham in such a way that the whole world came to experience God's salvation through Abraham's spiritual children in Christ (Gala. In the same way, likewise, if you accept Jesus as your Lord and Savior and decide to evangelize and pray for the salvation of your relatives and friends, You are also making yourself eligible for the blessing of Abraham, as described in Matthew 6:33, whom God blessed with everything that people work hard for every day. The Bible, speaking in Genesis 24:1, says, "Abraham was old and well stricken in age, and the LORD has blessed him in all things."</text:span></text:p>
      <text:p text:style-name="P28"><text:span text:style-name="T198"> </text:span></text:p>
      <text:p text:style-name="P28"><text:span text:style-name="T198">Moreover, every instruction from God is intended for your deliverance from every form of torment and affliction. Never think of God as someone who wants to take advantage of you. Every instruction from God, even those that seem negative, has a positive connotation hidden underneath the letter, because God is good all the time. The perfect example of this is the story of Elijah and the widow of Zarephath (1 Kings 17:7</text:span><text:span text:style-name="T199">–</text:span><text:span text:style-name="T200">16). The widow lamented to the prophet Elijah that she had nothing left except a small amount of flour and a cruse of oil that was only enough for one meal. And after eating that with her son, she expected herself and her son to die. But as she obeyed God through His prophet Elijah, did she die of hunger and starvation? No! Because of her obedience, she lived and reaped the benefits of God's blessing.</text:span></text:p>
      <text:p text:style-name="P28"><text:span text:style-name="T201"> </text:span></text:p>
      <text:p text:style-name="P28"><text:span text:style-name="T201">In lieu of the above, do you want to experience a breakthrough that releases abundance in your life? If your answer is yes, then I encourage everyone who is being plagued by the current global inflation or unemployment to: find someone who is in need of what you can do to help with your talent or education; find someone who is poorer than you and bless them; find someone who can appreciate a prayer or word of encouragement; find someone who will appreciate some of the clothes and shoes you have in excess. Take it out and be a blessing in the name of the Lord and by taking cognizance of God's word, which never fails according to Luke 6:38 and Proverbs 11:25.</text:span></text:p>
      <text:p text:style-name="P28"><text:span text:style-name="T201"> </text:span></text:p>
      <text:p text:style-name="P28"><text:span text:style-name="T201">"Give, and it will be given you; good measure, pressed down, shaken together, and running over, shall men give into your bosom."For with the same measure that ye mete withal, ye shall be measured again."Luke 6:38</text:span></text:p>
      <text:p text:style-name="P28"><text:span text:style-name="T201"> </text:span></text:p>
      <text:p text:style-name="P28"><text:span text:style-name="T201">"The generous soul shall be fattened, and he who watereth shall be watered himself."Proverbs 11:25</text:span></text:p>
      <text:p text:style-name="P28"><text:span text:style-name="T201"> </text:span></text:p>
      <text:p text:style-name="P28"><text:span text:style-name="T201">If you take advantage of the above promises and stand your ground concerning your divine supply, God will show you His faithfulness.</text:span></text:p>
      <text:p text:style-name="P28"><text:span text:style-name="T201"> </text:span></text:p>
      <text:p text:style-name="P28"><text:span text:style-name="T201">Prayer:</text:span></text:p>
      <text:p text:style-name="P28"><text:span text:style-name="T201"> </text:span></text:p>
      <text:p text:style-name="P28"><text:span text:style-name="T201">Father, in the name of Jesus Christ, I pray: guide me, protect me, heal me, and bless me with wisdom. I ask these things in prayer because everything I need is just a prayer away.</text:span></text:p>
      <text:p text:style-name="P28"><text:span text:style-name="T201"> </text:span></text:p>
      <text:p text:style-name="P28"><text:span text:style-name="T201"> </text:span></text:p>
      <text:p text:style-name="P28"><text:span text:style-name="T201"> </text:span></text:p>
      <text:p text:style-name="P29"><text:span text:style-name="T202"/></text:p>
      <text:p text:style-name="P29"><text:span text:style-name="T202"/></text:p>
      <text:p text:style-name="P29"><text:span text:style-name="T202"/></text:p>
      <text:p text:style-name="P29"><text:span text:style-name="T202"/></text:p>
      <text:p text:style-name="P29"><text:span text:style-name="T202"/></text:p>
      <text:p text:style-name="P29"><text:span text:style-name="T203">About the Author</text:span></text:p>
      <text:p text:style-name="P29"><text:span text:style-name="T203"> </text:span></text:p>
      <text:p text:style-name="P29"><text:span text:style-name="T203">The author is a man with a passion for the advancement of the Kingdom of God. He enjoys assisting others in discovering and realising their full potential.He was the former Youth Representative of the Republic of Sierra Leone to the United Nations Global Young Leaders Forum. He was an international award-winning youth leader on the occasion of the Second United Nations Pan African Youth Leadership Summit in 2005, under the high presidency of his majesty King Mohamed VI, Kingdom of Morocco. He is also a beneficiary of the Joint UNDP/UNESCO Project Foundation for Future Africa Leadership Program.</text:span></text:p>
      <text:p text:style-name="P29"><text:span text:style-name="T203"> </text:span></text:p>
      <text:p text:style-name="P29"><text:span text:style-name="T203">He is a registered federal lobbyist for the U.S. House of Representatives and the Senate. He did his undergraduate studies at the John Jay College of Criminal Justice, New York. He has completed a postgraduate leadership certificate course at the Ghana Institute of Management and Public Administration (GIMPA) and a postgraduate development certificate at the Abshire Inamori Leadership Academy in Washington, D.C. He was awarded an honorary diploma in development by the University of Alhakawain, Kingdom of Morocco, in recognition of his cutting-edge project proposal to eradicate poverty.</text:span></text:p>
      <text:p text:style-name="P29"><text:span text:style-name="T203"/></text:p>
      <text:p text:style-name="P29"><text:span text:style-name="T204"> </text:span></text:p>
      <text:p text:style-name="P29"><text:span text:style-name="T205"> </text:span></text:p>
      <text:p text:style-name="P30"><text:span text:style-name="T206"/></text:p>
      <text:p text:style-name="P30"><text:span text:style-name="T206"/></text:p>
      <text:p text:style-name="P30"><text:span text:style-name="T206"/></text:p>
      <text:p text:style-name="P30"><text:span text:style-name="T206"/></text:p>
      <text:p text:style-name="P30"><text:span text:style-name="T206"/></text:p>
      <text:p text:style-name="P31"><text:span text:style-name="T206"/></text:p>
      <text:p text:style-name="P31"><text:span text:style-name="T206"/></text:p>
      <text:p text:style-name="P31"><text:span text:style-name="T206"/></text:p>
      <text:p text:style-name="P31"><text:span text:style-name="T207">About the book</text:span></text:p>
      <text:p text:style-name="P31"><text:span text:style-name="T207"> </text:span></text:p>
      <text:p text:style-name="P31"><text:span text:style-name="T207">The rationale for man's existence is to discover his purpose in life, maximise his full potential and live a fulfilled life. However, due to the onslaught from the devil against man's enviable destiny; many have gone down without fully realising their dreams and aspirations. It is within the backdrop of this scenario, that this book is sent forth with the prayer that: it would serve as a catalyst to destroy every natural and supernatural obstacle placed in front of any reader's progress and development. I believe if the principles and strategies highlighted in this book are well utilized, every reader will experience the faithfulness of God; and walk in all round victory in Jesus' name!</text:span></text:p>
      <text:p text:style-name="P32"><text:span text:style-name="T20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